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34.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/>
      <style:paragraph-properties fo:text-align="justify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TC20 ok" table:style-name="ta1">
        <table:shapes>
          <draw:frame draw:z-index="0" draw:style-name="gr1" draw:text-style-name="P1" svg:width="159.99mm" svg:height="89.99mm" svg:x="214.53mm" svg:y="200.5mm">
            <loext:p draw:notify-on-update-of-ranges="'NTC20 ok'.A3:'NTC20 ok'.A3 'NTC20 ok'.A5:'NTC20 ok'.A17 'NTC20 ok'.B3:'NTC20 ok'.B3 'NTC20 ok'.B5:'NTC20 ok'.B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19.56mm" svg:y="105.6mm">
            <loext:p draw:notify-on-update-of-ranges="'NTC20 ok'.C3:'NTC20 ok'.C3 'NTC20 ok'.C4:'NTC20 ok'.C53 'NTC20 ok'.D3:'NTC20 ok'.D3 'NTC20 ok'.D4:'NTC20 ok'.D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25.75mm" svg:y="8.09mm">
            <loext:p draw:notify-on-update-of-ranges="'NTC20 ok'.C3:'NTC20 ok'.C3 'NTC20 ok'.C4:'NTC20 ok'.C53 'NTC20 ok'.H3:'NTC20 ok'.H3 'NTC20 ok'.H4:'NTC20 ok'.H5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3" table:number-columns-repeated="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NTC 20</text:p>
          </table:table-cell>
          <table:table-cell/>
          <table:table-cell office:value-type="string" calcext:value-type="string">
            <text:p>R1=</text:p>
          </table:table-cell>
          <table:table-cell office:value-type="float" office:value="11000" calcext:value-type="float">
            <text:p>11000,00</text:p>
          </table:table-cell>
          <table:table-cell table:number-columns-repeated="2"/>
          <table:table-cell office:value-type="string" calcext:value-type="string">
            <text:p>TN =</text:p>
          </table:table-cell>
          <table:table-cell office:value-type="float" office:value="298.16" calcext:value-type="float">
            <text:p>298,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=</text:p>
          </table:table-cell>
          <table:table-cell office:value-type="float" office:value="3976" calcext:value-type="float">
            <text:p>3976,00</text:p>
          </table:table-cell>
        </table:table-row>
        <table:table-row table:style-name="ro1">
          <table:table-cell office:value-type="string" calcext:value-type="string">
            <text:p>Temperatur [°C]</text:p>
          </table:table-cell>
          <table:table-cell office:value-type="string" calcext:value-type="string">
            <text:p>Widerstand [kOhm]</text:p>
          </table:table-cell>
          <table:table-cell office:value-type="string" calcext:value-type="string">
            <text:p>Spannung</text:p>
          </table:table-cell>
          <table:table-cell office:value-type="string" calcext:value-type="string">
            <text:p>Widerstand [kOhm]</text:p>
          </table:table-cell>
          <table:table-cell office:value-type="string" calcext:value-type="string">
            <text:p>Temperatur [°C]</text:p>
          </table:table-cell>
          <table:table-cell table:number-columns-repeated="2"/>
          <table:table-cell office:value-type="string" calcext:value-type="string">
            <text:p>Temperatur [°C] nach Formel</text:p>
          </table:table-cell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221.3" calcext:value-type="float">
            <text:p>221,3</text:p>
          </table:table-cell>
          <table:table-cell office:value-type="float" office:value="0.005" calcext:value-type="float">
            <text:p>0,005</text:p>
          </table:table-cell>
          <table:table-cell table:formula="of:=[.$D$1]/(5/[.C4]-1)*0.001" office:value-type="float" office:value="0.011011011011011" calcext:value-type="float">
            <text:p>0,01</text:p>
          </table:table-cell>
          <table:table-cell table:number-columns-repeated="3"/>
          <table:table-cell table:style-name="ce2" table:formula="of:=[.$H$2] * [.$H$1] / ([.$H$2] + LOG([.D4]*1000/20000)*[.$H$1] ) - 273.16" office:value-type="float" office:value="121.444193243345" calcext:value-type="float">
            <text:p>121,44</text:p>
          </table:table-cell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122.47" calcext:value-type="float">
            <text:p>122,47</text:p>
          </table:table-cell>
          <table:table-cell office:value-type="float" office:value="0.1" calcext:value-type="float">
            <text:p>0,1</text:p>
          </table:table-cell>
          <table:table-cell table:formula="of:=[.$D$1]/(5/[.C5]-1)*0.001" office:value-type="float" office:value="0.224489795918367" calcext:value-type="float">
            <text:p>0,22</text:p>
          </table:table-cell>
          <table:table-cell table:number-columns-repeated="3"/>
          <table:table-cell table:style-name="ce2" table:formula="of:=[.$H$2] * [.$H$1] / ([.$H$2] + LOG([.D5]*1000/20000)*[.$H$1] ) - 273.16" office:value-type="float" office:value="76.0625895812543" calcext:value-type="float">
            <text:p>76,0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,2</text:p>
          </table:table-cell>
          <table:table-cell table:formula="of:=[.C5]+0.1" office:value-type="float" office:value="0.2" calcext:value-type="float">
            <text:p>0,2</text:p>
          </table:table-cell>
          <table:table-cell table:formula="of:=[.$D$1]/(5/[.C6]-1)*0.001" office:value-type="float" office:value="0.458333333333333" calcext:value-type="float">
            <text:p>0,46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ce2" table:formula="of:=[.$H$2] * [.$H$1] / ([.$H$2] + LOG([.D6]*1000/20000)*[.$H$1] ) - 273.16" office:value-type="float" office:value="66.8063966678244" calcext:value-type="float">
            <text:p>66,8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1.56" calcext:value-type="float">
            <text:p>41,56</text:p>
          </table:table-cell>
          <table:table-cell table:formula="of:=[.C6]+0.1" office:value-type="float" office:value="0.3" calcext:value-type="float">
            <text:p>0,3</text:p>
          </table:table-cell>
          <table:table-cell table:formula="of:=[.$D$1]/(5/[.C7]-1)*0.001" office:value-type="float" office:value="0.702127659574468" calcext:value-type="float">
            <text:p>0,70</text:p>
          </table:table-cell>
          <table:table-cell table:number-columns-repeated="3"/>
          <table:table-cell table:style-name="ce2" table:formula="of:=[.$H$2] * [.$H$1] / ([.$H$2] + LOG([.D7]*1000/20000)*[.$H$1] ) - 273.16" office:value-type="float" office:value="61.5058193107889" calcext:value-type="float">
            <text:p>61,5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5.35" calcext:value-type="float">
            <text:p>25,35</text:p>
          </table:table-cell>
          <table:table-cell table:formula="of:=[.C7]+0.1" office:value-type="float" office:value="0.4" calcext:value-type="float">
            <text:p>0,4</text:p>
          </table:table-cell>
          <table:table-cell table:formula="of:=[.$D$1]/(5/[.C8]-1)*0.001" office:value-type="float" office:value="0.956521739130435" calcext:value-type="float">
            <text:p>0,96</text:p>
          </table:table-cell>
          <table:table-cell table:number-columns-repeated="3"/>
          <table:table-cell table:style-name="ce2" table:formula="of:=[.$H$2] * [.$H$1] / ([.$H$2] + LOG([.D8]*1000/20000)*[.$H$1] ) - 273.16" office:value-type="float" office:value="57.7655522177006" calcext:value-type="float">
            <text:p>57,7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C8]+0.1" office:value-type="float" office:value="0.5" calcext:value-type="float">
            <text:p>0,5</text:p>
          </table:table-cell>
          <table:table-cell table:formula="of:=[.$D$1]/(5/[.C9]-1)*0.001" office:value-type="float" office:value="1.22222222222222" calcext:value-type="float">
            <text:p>1,2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" table:formula="of:=[.$H$2] * [.$H$1] / ([.$H$2] + LOG([.D9]*1000/20000)*[.$H$1] ) - 273.16" office:value-type="float" office:value="54.859184338287" calcext:value-type="float">
            <text:p>54,8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5.89" calcext:value-type="float">
            <text:p>15,89</text:p>
          </table:table-cell>
          <table:table-cell table:formula="of:=[.C9]+0.1" office:value-type="float" office:value="0.6" calcext:value-type="float">
            <text:p>0,6</text:p>
          </table:table-cell>
          <table:table-cell table:formula="of:=[.$D$1]/(5/[.C10]-1)*0.001" office:value-type="float" office:value="1.5" calcext:value-type="float">
            <text:p>1,50</text:p>
          </table:table-cell>
          <table:table-cell table:number-columns-repeated="3"/>
          <table:table-cell table:style-name="ce2" table:formula="of:=[.$H$2] * [.$H$1] / ([.$H$2] + LOG([.D10]*1000/20000)*[.$H$1] ) - 273.16" office:value-type="float" office:value="52.4698359735012" calcext:value-type="float">
            <text:p>52,4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.21" calcext:value-type="float">
            <text:p>10,21</text:p>
          </table:table-cell>
          <table:table-cell table:formula="of:=[.C10]+0.1" office:value-type="float" office:value="0.7" calcext:value-type="float">
            <text:p>0,7</text:p>
          </table:table-cell>
          <table:table-cell table:formula="of:=[.$D$1]/(5/[.C11]-1)*0.001" office:value-type="float" office:value="1.7906976744186" calcext:value-type="float">
            <text:p>1,79</text:p>
          </table:table-cell>
          <table:table-cell table:number-columns-repeated="3"/>
          <table:table-cell table:style-name="ce2" table:formula="of:=[.$H$2] * [.$H$1] / ([.$H$2] + LOG([.D11]*1000/20000)*[.$H$1] ) - 273.16" office:value-type="float" office:value="50.4310307978816" calcext:value-type="float">
            <text:p>50,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.72" calcext:value-type="float">
            <text:p>6,72</text:p>
          </table:table-cell>
          <table:table-cell table:formula="of:=[.C11]+0.1" office:value-type="float" office:value="0.8" calcext:value-type="float">
            <text:p>0,8</text:p>
          </table:table-cell>
          <table:table-cell table:formula="of:=[.$D$1]/(5/[.C12]-1)*0.001" office:value-type="float" office:value="2.09523809523809" calcext:value-type="float">
            <text:p>2,10</text:p>
          </table:table-cell>
          <table:table-cell table:number-columns-repeated="3"/>
          <table:table-cell table:style-name="ce2" table:formula="of:=[.$H$2] * [.$H$1] / ([.$H$2] + LOG([.D12]*1000/20000)*[.$H$1] ) - 273.16" office:value-type="float" office:value="48.6445538529929" calcext:value-type="float">
            <text:p>48,6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.52" calcext:value-type="float">
            <text:p>4,52</text:p>
          </table:table-cell>
          <table:table-cell table:formula="of:=[.C12]+0.1" office:value-type="float" office:value="0.9" calcext:value-type="float">
            <text:p>0,9</text:p>
          </table:table-cell>
          <table:table-cell table:formula="of:=[.$D$1]/(5/[.C13]-1)*0.001" office:value-type="float" office:value="2.41463414634146" calcext:value-type="float">
            <text:p>2,41</text:p>
          </table:table-cell>
          <table:table-cell table:number-columns-repeated="3"/>
          <table:table-cell table:style-name="ce2" table:formula="of:=[.$H$2] * [.$H$1] / ([.$H$2] + LOG([.D13]*1000/20000)*[.$H$1] ) - 273.16" office:value-type="float" office:value="47.0476279266428" calcext:value-type="float">
            <text:p>47,0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.1" calcext:value-type="float">
            <text:p>3,1</text:p>
          </table:table-cell>
          <table:table-cell table:formula="of:=[.C13]+0.1" office:value-type="float" office:value="1" calcext:value-type="float">
            <text:p>1</text:p>
          </table:table-cell>
          <table:table-cell table:formula="of:=[.$D$1]/(5/[.C14]-1)*0.001" office:value-type="float" office:value="2.75" calcext:value-type="float">
            <text:p>2,75</text:p>
          </table:table-cell>
          <table:table-cell table:number-columns-repeated="3"/>
          <table:table-cell table:style-name="ce2" table:formula="of:=[.$H$2] * [.$H$1] / ([.$H$2] + LOG([.D14]*1000/20000)*[.$H$1] ) - 273.16" office:value-type="float" office:value="45.5976844403741" calcext:value-type="float">
            <text:p>45,6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.12" calcext:value-type="float">
            <text:p>2,12</text:p>
          </table:table-cell>
          <table:table-cell table:formula="of:=[.C14]+0.1" office:value-type="float" office:value="1.1" calcext:value-type="float">
            <text:p>1,1</text:p>
          </table:table-cell>
          <table:table-cell table:formula="of:=[.$D$1]/(5/[.C15]-1)*0.001" office:value-type="float" office:value="3.1025641025641" calcext:value-type="float">
            <text:p>3,1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" table:formula="of:=[.$H$2] * [.$H$1] / ([.$H$2] + LOG([.D15]*1000/20000)*[.$H$1] ) - 273.16" office:value-type="float" office:value="44.2645095068502" calcext:value-type="float">
            <text:p>44,2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.54" calcext:value-type="float">
            <text:p>1,54</text:p>
          </table:table-cell>
          <table:table-cell table:formula="of:=[.C15]+0.1" office:value-type="float" office:value="1.2" calcext:value-type="float">
            <text:p>1,2</text:p>
          </table:table-cell>
          <table:table-cell table:formula="of:=[.$D$1]/(5/[.C16]-1)*0.001" office:value-type="float" office:value="3.47368421052632" calcext:value-type="float">
            <text:p>3,47</text:p>
          </table:table-cell>
          <table:table-cell table:number-columns-repeated="3"/>
          <table:table-cell table:style-name="ce2" table:formula="of:=[.$H$2] * [.$H$1] / ([.$H$2] + LOG([.D16]*1000/20000)*[.$H$1] ) - 273.16" office:value-type="float" office:value="43.0258589907008" calcext:value-type="float">
            <text:p>43,0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.12" calcext:value-type="float">
            <text:p>1,12</text:p>
          </table:table-cell>
          <table:table-cell table:formula="of:=[.C16]+0.1" office:value-type="float" office:value="1.3" calcext:value-type="float">
            <text:p>1,3</text:p>
          </table:table-cell>
          <table:table-cell table:formula="of:=[.$D$1]/(5/[.C17]-1)*0.001" office:value-type="float" office:value="3.86486486486487" calcext:value-type="float">
            <text:p>3,86</text:p>
          </table:table-cell>
          <table:table-cell table:number-columns-repeated="3"/>
          <table:table-cell table:style-name="ce2" table:formula="of:=[.$H$2] * [.$H$1] / ([.$H$2] + LOG([.D17]*1000/20000)*[.$H$1] ) - 273.16" office:value-type="float" office:value="41.8648536902201" calcext:value-type="float">
            <text:p>41,86</text:p>
          </table:table-cell>
        </table:table-row>
        <table:table-row table:style-name="ro2">
          <table:table-cell table:number-columns-repeated="2"/>
          <table:table-cell table:formula="of:=[.C17]+0.1" office:value-type="float" office:value="1.4" calcext:value-type="float">
            <text:p>1,4</text:p>
          </table:table-cell>
          <table:table-cell table:formula="of:=[.$D$1]/(5/[.C18]-1)*0.001" office:value-type="float" office:value="4.27777777777778" calcext:value-type="float">
            <text:p>4,28</text:p>
          </table:table-cell>
          <table:table-cell table:number-columns-repeated="3"/>
          <table:table-cell table:style-name="ce2" table:formula="of:=[.$H$2] * [.$H$1] / ([.$H$2] + LOG([.D18]*1000/20000)*[.$H$1] ) - 273.16" office:value-type="float" office:value="40.7683526244687" calcext:value-type="float">
            <text:p>40,77</text:p>
          </table:table-cell>
        </table:table-row>
        <table:table-row table:style-name="ro2">
          <table:table-cell table:number-columns-repeated="2"/>
          <table:table-cell table:formula="of:=[.C18]+0.1" office:value-type="float" office:value="1.5" calcext:value-type="float">
            <text:p>1,5</text:p>
          </table:table-cell>
          <table:table-cell table:formula="of:=[.$D$1]/(5/[.C19]-1)*0.001" office:value-type="float" office:value="4.71428571428571" calcext:value-type="float">
            <text:p>4,71</text:p>
          </table:table-cell>
          <table:table-cell table:number-columns-repeated="3"/>
          <table:table-cell table:style-name="ce2" table:formula="of:=[.$H$2] * [.$H$1] / ([.$H$2] + LOG([.D19]*1000/20000)*[.$H$1] ) - 273.16" office:value-type="float" office:value="39.7258942512985" calcext:value-type="float">
            <text:p>39,73</text:p>
          </table:table-cell>
        </table:table-row>
        <table:table-row table:style-name="ro2">
          <table:table-cell table:number-columns-repeated="2"/>
          <table:table-cell table:formula="of:=[.C19]+0.1" office:value-type="float" office:value="1.6" calcext:value-type="float">
            <text:p>1,6</text:p>
          </table:table-cell>
          <table:table-cell table:formula="of:=[.$D$1]/(5/[.C20]-1)*0.001" office:value-type="float" office:value="5.1764705882353" calcext:value-type="float">
            <text:p>5,18</text:p>
          </table:table-cell>
          <table:table-cell table:number-columns-repeated="3"/>
          <table:table-cell table:style-name="ce2" table:formula="of:=[.$H$2] * [.$H$1] / ([.$H$2] + LOG([.D20]*1000/20000)*[.$H$1] ) - 273.16" office:value-type="float" office:value="38.728982802017" calcext:value-type="float">
            <text:p>38,73</text:p>
          </table:table-cell>
        </table:table-row>
        <table:table-row table:style-name="ro2">
          <table:table-cell table:number-columns-repeated="2"/>
          <table:table-cell table:formula="of:=[.C20]+0.1" office:value-type="float" office:value="1.7" calcext:value-type="float">
            <text:p>1,7</text:p>
          </table:table-cell>
          <table:table-cell table:formula="of:=[.$D$1]/(5/[.C21]-1)*0.001" office:value-type="float" office:value="5.66666666666667" calcext:value-type="float">
            <text:p>5,67</text:p>
          </table:table-cell>
          <table:table-cell table:number-columns-repeated="3"/>
          <table:table-cell table:style-name="ce2" table:formula="of:=[.$H$2] * [.$H$1] / ([.$H$2] + LOG([.D21]*1000/20000)*[.$H$1] ) - 273.16" office:value-type="float" office:value="37.7705924705158" calcext:value-type="float">
            <text:p>37,77</text:p>
          </table:table-cell>
        </table:table-row>
        <table:table-row table:style-name="ro2">
          <table:table-cell table:number-columns-repeated="2"/>
          <table:table-cell table:formula="of:=[.C21]+0.1" office:value-type="float" office:value="1.8" calcext:value-type="float">
            <text:p>1,8</text:p>
          </table:table-cell>
          <table:table-cell table:formula="of:=[.$D$1]/(5/[.C22]-1)*0.001" office:value-type="float" office:value="6.1875" calcext:value-type="float">
            <text:p>6,19</text:p>
          </table:table-cell>
          <table:table-cell table:number-columns-repeated="3"/>
          <table:table-cell table:style-name="ce2" table:formula="of:=[.$H$2] * [.$H$1] / ([.$H$2] + LOG([.D22]*1000/20000)*[.$H$1] ) - 273.16" office:value-type="float" office:value="36.8448136123607" calcext:value-type="float">
            <text:p>36,84</text:p>
          </table:table-cell>
        </table:table-row>
        <table:table-row table:style-name="ro2">
          <table:table-cell table:number-columns-repeated="2"/>
          <table:table-cell table:formula="of:=[.C22]+0.1" office:value-type="float" office:value="1.9" calcext:value-type="float">
            <text:p>1,9</text:p>
          </table:table-cell>
          <table:table-cell table:formula="of:=[.$D$1]/(5/[.C23]-1)*0.001" office:value-type="float" office:value="6.74193548387097" calcext:value-type="float">
            <text:p>6,74</text:p>
          </table:table-cell>
          <table:table-cell table:number-columns-repeated="3"/>
          <table:table-cell table:style-name="ce2" table:formula="of:=[.$H$2] * [.$H$1] / ([.$H$2] + LOG([.D23]*1000/20000)*[.$H$1] ) - 273.16" office:value-type="float" office:value="35.9465940621907" calcext:value-type="float">
            <text:p>35,95</text:p>
          </table:table-cell>
        </table:table-row>
        <table:table-row table:style-name="ro2">
          <table:table-cell table:number-columns-repeated="2"/>
          <table:table-cell table:formula="of:=[.C23]+0.1" office:value-type="float" office:value="2" calcext:value-type="float">
            <text:p>2</text:p>
          </table:table-cell>
          <table:table-cell table:formula="of:=[.$D$1]/(5/[.C24]-1)*0.001" office:value-type="float" office:value="7.33333333333334" calcext:value-type="float">
            <text:p>7,33</text:p>
          </table:table-cell>
          <table:table-cell table:number-columns-repeated="3"/>
          <table:table-cell table:style-name="ce2" table:formula="of:=[.$H$2] * [.$H$1] / ([.$H$2] + LOG([.D24]*1000/20000)*[.$H$1] ) - 273.16" office:value-type="float" office:value="35.0715456253133" calcext:value-type="float">
            <text:p>35,07</text:p>
          </table:table-cell>
        </table:table-row>
        <table:table-row table:style-name="ro2">
          <table:table-cell table:number-columns-repeated="2"/>
          <table:table-cell table:formula="of:=[.C24]+0.1" office:value-type="float" office:value="2.1" calcext:value-type="float">
            <text:p>2,1</text:p>
          </table:table-cell>
          <table:table-cell table:formula="of:=[.$D$1]/(5/[.C25]-1)*0.001" office:value-type="float" office:value="7.96551724137931" calcext:value-type="float">
            <text:p>7,97</text:p>
          </table:table-cell>
          <table:table-cell table:number-columns-repeated="3"/>
          <table:table-cell table:style-name="ce2" table:formula="of:=[.$H$2] * [.$H$1] / ([.$H$2] + LOG([.D25]*1000/20000)*[.$H$1] ) - 273.16" office:value-type="float" office:value="34.2157960550312" calcext:value-type="float">
            <text:p>34,22</text:p>
          </table:table-cell>
        </table:table-row>
        <table:table-row table:style-name="ro2">
          <table:table-cell table:number-columns-repeated="2"/>
          <table:table-cell table:formula="of:=[.C25]+0.1" office:value-type="float" office:value="2.2" calcext:value-type="float">
            <text:p>2,2</text:p>
          </table:table-cell>
          <table:table-cell table:formula="of:=[.$D$1]/(5/[.C26]-1)*0.001" office:value-type="float" office:value="8.64285714285715" calcext:value-type="float">
            <text:p>8,64</text:p>
          </table:table-cell>
          <table:table-cell table:number-columns-repeated="3"/>
          <table:table-cell table:style-name="ce2" table:formula="of:=[.$H$2] * [.$H$1] / ([.$H$2] + LOG([.D26]*1000/20000)*[.$H$1] ) - 273.16" office:value-type="float" office:value="33.3758732116818" calcext:value-type="float">
            <text:p>33,38</text:p>
          </table:table-cell>
        </table:table-row>
        <table:table-row table:style-name="ro2">
          <table:table-cell table:number-columns-repeated="2"/>
          <table:table-cell table:formula="of:=[.C26]+0.1" office:value-type="float" office:value="2.3" calcext:value-type="float">
            <text:p>2,3</text:p>
          </table:table-cell>
          <table:table-cell table:formula="of:=[.$D$1]/(5/[.C27]-1)*0.001" office:value-type="float" office:value="9.37037037037037" calcext:value-type="float">
            <text:p>9,37</text:p>
          </table:table-cell>
          <table:table-cell table:number-columns-repeated="3"/>
          <table:table-cell table:style-name="ce2" table:formula="of:=[.$H$2] * [.$H$1] / ([.$H$2] + LOG([.D27]*1000/20000)*[.$H$1] ) - 273.16" office:value-type="float" office:value="32.5486121680116" calcext:value-type="float">
            <text:p>32,55</text:p>
          </table:table-cell>
        </table:table-row>
        <table:table-row table:style-name="ro2">
          <table:table-cell table:number-columns-repeated="2"/>
          <table:table-cell table:formula="of:=[.C27]+0.1" office:value-type="float" office:value="2.4" calcext:value-type="float">
            <text:p>2,4</text:p>
          </table:table-cell>
          <table:table-cell table:formula="of:=[.$D$1]/(5/[.C28]-1)*0.001" office:value-type="float" office:value="10.1538461538462" calcext:value-type="float">
            <text:p>10,1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" table:formula="of:=[.$H$2] * [.$H$1] / ([.$H$2] + LOG([.D28]*1000/20000)*[.$H$1] ) - 273.16" office:value-type="float" office:value="31.7310786645246" calcext:value-type="float">
            <text:p>31,73</text:p>
          </table:table-cell>
        </table:table-row>
        <table:table-row table:style-name="ro2">
          <table:table-cell table:number-columns-repeated="2"/>
          <table:table-cell table:formula="of:=[.C28]+0.1" office:value-type="float" office:value="2.5" calcext:value-type="float">
            <text:p>2,5</text:p>
          </table:table-cell>
          <table:table-cell table:formula="of:=[.$D$1]/(5/[.C29]-1)*0.001" office:value-type="float" office:value="11" calcext:value-type="float">
            <text:p>11,00</text:p>
          </table:table-cell>
          <table:table-cell table:number-columns-repeated="3"/>
          <table:table-cell table:style-name="ce2" table:formula="of:=[.$H$2] * [.$H$1] / ([.$H$2] + LOG([.D29]*1000/20000)*[.$H$1] ) - 273.16" office:value-type="float" office:value="30.9205040465155" calcext:value-type="float">
            <text:p>30,92</text:p>
          </table:table-cell>
        </table:table-row>
        <table:table-row table:style-name="ro2">
          <table:table-cell table:number-columns-repeated="2"/>
          <table:table-cell table:formula="of:=[.C29]+0.1" office:value-type="float" office:value="2.6" calcext:value-type="float">
            <text:p>2,6</text:p>
          </table:table-cell>
          <table:table-cell table:formula="of:=[.$D$1]/(5/[.C30]-1)*0.001" office:value-type="float" office:value="11.9166666666667" calcext:value-type="float">
            <text:p>11,92</text:p>
          </table:table-cell>
          <table:table-cell table:number-columns-repeated="3"/>
          <table:table-cell table:style-name="ce2" table:formula="of:=[.$H$2] * [.$H$1] / ([.$H$2] + LOG([.D30]*1000/20000)*[.$H$1] ) - 273.16" office:value-type="float" office:value="30.1142279411529" calcext:value-type="float">
            <text:p>30,11</text:p>
          </table:table-cell>
        </table:table-row>
        <table:table-row table:style-name="ro2">
          <table:table-cell table:number-columns-repeated="2"/>
          <table:table-cell table:formula="of:=[.C30]+0.1" office:value-type="float" office:value="2.7" calcext:value-type="float">
            <text:p>2,7</text:p>
          </table:table-cell>
          <table:table-cell table:formula="of:=[.$D$1]/(5/[.C31]-1)*0.001" office:value-type="float" office:value="12.9130434782609" calcext:value-type="float">
            <text:p>12,91</text:p>
          </table:table-cell>
          <table:table-cell table:number-columns-repeated="2"/>
          <table:table-cell office:value-type="string" calcext:value-type="string">
            <text:p>Max. Auflösung [°C]</text:p>
          </table:table-cell>
          <table:table-cell table:style-name="ce2" table:formula="of:=[.$H$2] * [.$H$1] / ([.$H$2] + LOG([.D31]*1000/20000)*[.$H$1] ) - 273.16" office:value-type="float" office:value="29.3096456441729" calcext:value-type="float">
            <text:p>29,31</text:p>
          </table:table-cell>
        </table:table-row>
        <table:table-row table:style-name="ro2">
          <table:table-cell table:number-columns-repeated="2"/>
          <table:table-cell table:formula="of:=[.C31]+0.1" office:value-type="float" office:value="2.8" calcext:value-type="float">
            <text:p>2,8</text:p>
          </table:table-cell>
          <table:table-cell table:formula="of:=[.$D$1]/(5/[.C32]-1)*0.001" office:value-type="float" office:value="14" calcext:value-type="float">
            <text:p>14,00</text:p>
          </table:table-cell>
          <table:table-cell/>
          <table:table-cell office:value-type="string" calcext:value-type="string">
            <text:p>Genauigkeit pro °C [V]</text:p>
          </table:table-cell>
          <table:table-cell/>
          <table:table-cell table:style-name="ce2" table:formula="of:=[.$H$2] * [.$H$1] / ([.$H$2] + LOG([.D32]*1000/20000)*[.$H$1] ) - 273.16" office:value-type="float" office:value="28.5041575908011" calcext:value-type="float">
            <text:p>28,50</text:p>
          </table:table-cell>
        </table:table-row>
        <table:table-row table:style-name="ro2">
          <table:table-cell table:number-columns-repeated="2"/>
          <table:table-cell table:formula="of:=[.C32]+0.1" office:value-type="float" office:value="2.9" calcext:value-type="float">
            <text:p>2,9</text:p>
          </table:table-cell>
          <table:table-cell table:formula="of:=[.$D$1]/(5/[.C33]-1)*0.001" office:value-type="float" office:value="15.1904761904762" calcext:value-type="float">
            <text:p>15,1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2" table:formula="of:=[.$H$2] * [.$H$1] / ([.$H$2] + LOG([.D33]*1000/20000)*[.$H$1] ) - 273.16" office:value-type="float" office:value="27.6951184428028" calcext:value-type="float">
            <text:p>27,70</text:p>
          </table:table-cell>
        </table:table-row>
        <table:table-row table:style-name="ro2">
          <table:table-cell table:number-columns-repeated="2"/>
          <table:table-cell table:formula="of:=[.C33]+0.1" office:value-type="float" office:value="3" calcext:value-type="float">
            <text:p>3</text:p>
          </table:table-cell>
          <table:table-cell table:formula="of:=[.$D$1]/(5/[.C34]-1)*0.001" office:value-type="float" office:value="16.5" calcext:value-type="float">
            <text:p>16,50</text:p>
          </table:table-cell>
          <table:table-cell table:number-columns-repeated="3"/>
          <table:table-cell table:style-name="ce2" table:formula="of:=[.$H$2] * [.$H$1] / ([.$H$2] + LOG([.D34]*1000/20000)*[.$H$1] ) - 273.16" office:value-type="float" office:value="26.8797832531566" calcext:value-type="float">
            <text:p>26,88</text:p>
          </table:table-cell>
        </table:table-row>
        <table:table-row table:style-name="ro2">
          <table:table-cell table:number-columns-repeated="2"/>
          <table:table-cell table:formula="of:=[.C34]+0.1" office:value-type="float" office:value="3.1" calcext:value-type="float">
            <text:p>3,1</text:p>
          </table:table-cell>
          <table:table-cell table:formula="of:=[.$D$1]/(5/[.C35]-1)*0.001" office:value-type="float" office:value="17.9473684210527" calcext:value-type="float">
            <text:p>17,95</text:p>
          </table:table-cell>
          <table:table-cell table:number-columns-repeated="3"/>
          <table:table-cell table:style-name="ce2" table:formula="of:=[.$H$2] * [.$H$1] / ([.$H$2] + LOG([.D35]*1000/20000)*[.$H$1] ) - 273.16" office:value-type="float" office:value="26.0552478576025" calcext:value-type="float">
            <text:p>26,06</text:p>
          </table:table-cell>
        </table:table-row>
        <table:table-row table:style-name="ro2">
          <table:table-cell table:number-columns-repeated="2"/>
          <table:table-cell table:formula="of:=[.C35]+0.1" office:value-type="float" office:value="3.2" calcext:value-type="float">
            <text:p>3,2</text:p>
          </table:table-cell>
          <table:table-cell table:formula="of:=[.$D$1]/(5/[.C36]-1)*0.001" office:value-type="float" office:value="19.5555555555556" calcext:value-type="float">
            <text:p>19,56</text:p>
          </table:table-cell>
          <table:table-cell table:number-columns-repeated="3"/>
          <table:table-cell table:style-name="ce2" table:formula="of:=[.$H$2] * [.$H$1] / ([.$H$2] + LOG([.D36]*1000/20000)*[.$H$1] ) - 273.16" office:value-type="float" office:value="25.2183800359549" calcext:value-type="float">
            <text:p>25,22</text:p>
          </table:table-cell>
        </table:table-row>
        <table:table-row table:style-name="ro2">
          <table:table-cell table:number-columns-repeated="2"/>
          <table:table-cell table:formula="of:=[.C36]+0.1" office:value-type="float" office:value="3.3" calcext:value-type="float">
            <text:p>3,3</text:p>
          </table:table-cell>
          <table:table-cell table:formula="of:=[.$D$1]/(5/[.C37]-1)*0.001" office:value-type="float" office:value="21.3529411764706" calcext:value-type="float">
            <text:p>21,35</text:p>
          </table:table-cell>
          <table:table-cell table:number-columns-repeated="3"/>
          <table:table-cell table:style-name="ce2" table:formula="of:=[.$H$2] * [.$H$1] / ([.$H$2] + LOG([.D37]*1000/20000)*[.$H$1] ) - 273.16" office:value-type="float" office:value="24.3657369824199" calcext:value-type="float">
            <text:p>24,37</text:p>
          </table:table-cell>
        </table:table-row>
        <table:table-row table:style-name="ro2">
          <table:table-cell table:number-columns-repeated="2"/>
          <table:table-cell table:formula="of:=[.C37]+0.1" office:value-type="float" office:value="3.4" calcext:value-type="float">
            <text:p>3,4</text:p>
          </table:table-cell>
          <table:table-cell table:formula="of:=[.$D$1]/(5/[.C38]-1)*0.001" office:value-type="float" office:value="23.375" calcext:value-type="float">
            <text:p>23,38</text:p>
          </table:table-cell>
          <table:table-cell table:number-columns-repeated="3"/>
          <table:table-cell table:style-name="ce2" table:formula="of:=[.$H$2] * [.$H$1] / ([.$H$2] + LOG([.D38]*1000/20000)*[.$H$1] ) - 273.16" office:value-type="float" office:value="23.4934630426812" calcext:value-type="float">
            <text:p>23,49</text:p>
          </table:table-cell>
        </table:table-row>
        <table:table-row table:style-name="ro2">
          <table:table-cell table:number-columns-repeated="2"/>
          <table:table-cell table:formula="of:=[.C38]+0.1" office:value-type="float" office:value="3.5" calcext:value-type="float">
            <text:p>3,5</text:p>
          </table:table-cell>
          <table:table-cell table:formula="of:=[.$D$1]/(5/[.C39]-1)*0.001" office:value-type="float" office:value="25.6666666666667" calcext:value-type="float">
            <text:p>25,67</text:p>
          </table:table-cell>
          <table:table-cell office:value-type="float" office:value="20" calcext:value-type="float">
            <text:p>20</text:p>
          </table:table-cell>
          <table:table-cell table:formula="of:=0.7/10" office:value-type="float" office:value="0.07" calcext:value-type="float">
            <text:p>0,07</text:p>
          </table:table-cell>
          <table:table-cell/>
          <table:table-cell table:style-name="ce2" table:formula="of:=[.$H$2] * [.$H$1] / ([.$H$2] + LOG([.D39]*1000/20000)*[.$H$1] ) - 273.16" office:value-type="float" office:value="22.5971592088588" calcext:value-type="float">
            <text:p>22,60</text:p>
          </table:table-cell>
        </table:table-row>
        <table:table-row table:style-name="ro2">
          <table:table-cell table:number-columns-repeated="2"/>
          <table:table-cell table:formula="of:=[.C39]+0.1" office:value-type="float" office:value="3.6" calcext:value-type="float">
            <text:p>3,6</text:p>
          </table:table-cell>
          <table:table-cell table:formula="of:=[.$D$1]/(5/[.C40]-1)*0.001" office:value-type="float" office:value="28.2857142857143" calcext:value-type="float">
            <text:p>28,29</text:p>
          </table:table-cell>
          <table:table-cell table:number-columns-repeated="3"/>
          <table:table-cell table:style-name="ce2" table:formula="of:=[.$H$2] * [.$H$1] / ([.$H$2] + LOG([.D40]*1000/20000)*[.$H$1] ) - 273.16" office:value-type="float" office:value="21.6717119850952" calcext:value-type="float">
            <text:p>21,67</text:p>
          </table:table-cell>
        </table:table-row>
        <table:table-row table:style-name="ro2">
          <table:table-cell table:number-columns-repeated="2"/>
          <table:table-cell table:formula="of:=[.C40]+0.1" office:value-type="float" office:value="3.7" calcext:value-type="float">
            <text:p>3,7</text:p>
          </table:table-cell>
          <table:table-cell table:formula="of:=[.$D$1]/(5/[.C41]-1)*0.001" office:value-type="float" office:value="31.3076923076924" calcext:value-type="float">
            <text:p>31,31</text:p>
          </table:table-cell>
          <table:table-cell table:number-columns-repeated="3"/>
          <table:table-cell table:style-name="ce2" table:formula="of:=[.$H$2] * [.$H$1] / ([.$H$2] + LOG([.D41]*1000/20000)*[.$H$1] ) - 273.16" office:value-type="float" office:value="20.7110630254574" calcext:value-type="float">
            <text:p>20,71</text:p>
          </table:table-cell>
        </table:table-row>
        <table:table-row table:style-name="ro2">
          <table:table-cell table:number-columns-repeated="2"/>
          <table:table-cell table:formula="of:=[.C41]+0.1" office:value-type="float" office:value="3.8" calcext:value-type="float">
            <text:p>3,8</text:p>
          </table:table-cell>
          <table:table-cell table:formula="of:=[.$D$1]/(5/[.C42]-1)*0.001" office:value-type="float" office:value="34.8333333333334" calcext:value-type="float">
            <text:p>34,83</text:p>
          </table:table-cell>
          <table:table-cell table:number-columns-repeated="3"/>
          <table:table-cell table:style-name="ce2" table:formula="of:=[.$H$2] * [.$H$1] / ([.$H$2] + LOG([.D42]*1000/20000)*[.$H$1] ) - 273.16" office:value-type="float" office:value="19.7078907420974" calcext:value-type="float">
            <text:p>19,71</text:p>
          </table:table-cell>
        </table:table-row>
        <table:table-row table:style-name="ro2">
          <table:table-cell table:number-columns-repeated="2"/>
          <table:table-cell table:formula="of:=[.C42]+0.1" office:value-type="float" office:value="3.9" calcext:value-type="float">
            <text:p>3,9</text:p>
          </table:table-cell>
          <table:table-cell table:formula="of:=[.$D$1]/(5/[.C43]-1)*0.001" office:value-type="float" office:value="39.0000000000001" calcext:value-type="float">
            <text:p>39,00</text:p>
          </table:table-cell>
          <table:table-cell office:value-type="float" office:value="10" calcext:value-type="float">
            <text:p>10</text:p>
          </table:table-cell>
          <table:table-cell table:formula="of:=0.4/10"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table:style-name="ce2" table:formula="of:=[.$H$2] * [.$H$1] / ([.$H$2] + LOG([.D43]*1000/20000)*[.$H$1] ) - 273.16" office:value-type="float" office:value="18.6531577823748" calcext:value-type="float">
            <text:p>18,65</text:p>
          </table:table-cell>
        </table:table-row>
        <table:table-row table:style-name="ro2">
          <table:table-cell table:number-columns-repeated="2"/>
          <table:table-cell table:formula="of:=[.C43]+0.1" office:value-type="float" office:value="4" calcext:value-type="float">
            <text:p>4</text:p>
          </table:table-cell>
          <table:table-cell table:formula="of:=[.$D$1]/(5/[.C44]-1)*0.001" office:value-type="float" office:value="44.0000000000001" calcext:value-type="float">
            <text:p>44,00</text:p>
          </table:table-cell>
          <table:table-cell table:number-columns-repeated="3"/>
          <table:table-cell table:style-name="ce2" table:formula="of:=[.$H$2] * [.$H$1] / ([.$H$2] + LOG([.D44]*1000/20000)*[.$H$1] ) - 273.16" office:value-type="float" office:value="17.5354478246204" calcext:value-type="float">
            <text:p>17,54</text:p>
          </table:table-cell>
        </table:table-row>
        <table:table-row table:style-name="ro2">
          <table:table-cell table:number-columns-repeated="2"/>
          <table:table-cell table:formula="of:=[.C44]+0.1" office:value-type="float" office:value="4.1" calcext:value-type="float">
            <text:p>4,1</text:p>
          </table:table-cell>
          <table:table-cell table:formula="of:=[.$D$1]/(5/[.C45]-1)*0.001" office:value-type="float" office:value="50.1111111111112" calcext:value-type="float">
            <text:p>50,11</text:p>
          </table:table-cell>
          <table:table-cell table:number-columns-repeated="3"/>
          <table:table-cell table:style-name="ce2" table:formula="of:=[.$H$2] * [.$H$1] / ([.$H$2] + LOG([.D45]*1000/20000)*[.$H$1] ) - 273.16" office:value-type="float" office:value="16.3399591223112" calcext:value-type="float">
            <text:p>16,34</text:p>
          </table:table-cell>
        </table:table-row>
        <table:table-row table:style-name="ro2">
          <table:table-cell table:number-columns-repeated="2"/>
          <table:table-cell table:formula="of:=[.C45]+0.1" office:value-type="float" office:value="4.2" calcext:value-type="float">
            <text:p>4,2</text:p>
          </table:table-cell>
          <table:table-cell table:formula="of:=[.$D$1]/(5/[.C46]-1)*0.001" office:value-type="float" office:value="57.7500000000001" calcext:value-type="float">
            <text:p>57,75</text:p>
          </table:table-cell>
          <table:table-cell table:number-columns-repeated="3"/>
          <table:table-cell table:style-name="ce2" table:formula="of:=[.$H$2] * [.$H$1] / ([.$H$2] + LOG([.D46]*1000/20000)*[.$H$1] ) - 273.16" office:value-type="float" office:value="15.0469136013799" calcext:value-type="float">
            <text:p>15,05</text:p>
          </table:table-cell>
        </table:table-row>
        <table:table-row table:style-name="ro2">
          <table:table-cell table:number-columns-repeated="2"/>
          <table:table-cell table:formula="of:=[.C46]+0.1" office:value-type="float" office:value="4.3" calcext:value-type="float">
            <text:p>4,3</text:p>
          </table:table-cell>
          <table:table-cell table:formula="of:=[.$D$1]/(5/[.C47]-1)*0.001" office:value-type="float" office:value="67.5714285714286" calcext:value-type="float">
            <text:p>67,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formula="of:=[.$H$2] * [.$H$1] / ([.$H$2] + LOG([.D47]*1000/20000)*[.$H$1] ) - 273.16" office:value-type="float" office:value="13.6289159489684" calcext:value-type="float">
            <text:p>13,63</text:p>
          </table:table-cell>
        </table:table-row>
        <table:table-row table:style-name="ro2">
          <table:table-cell table:number-columns-repeated="2"/>
          <table:table-cell table:formula="of:=[.C47]+0.1" office:value-type="float" office:value="4.4" calcext:value-type="float">
            <text:p>4,4</text:p>
          </table:table-cell>
          <table:table-cell table:formula="of:=[.$D$1]/(5/[.C48]-1)*0.001" office:value-type="float" office:value="80.6666666666667" calcext:value-type="float">
            <text:p>80,67</text:p>
          </table:table-cell>
          <table:table-cell table:number-columns-repeated="3"/>
          <table:table-cell table:style-name="ce2" table:formula="of:=[.$H$2] * [.$H$1] / ([.$H$2] + LOG([.D48]*1000/20000)*[.$H$1] ) - 273.16" office:value-type="float" office:value="12.0462963748682" calcext:value-type="float">
            <text:p>12,05</text:p>
          </table:table-cell>
        </table:table-row>
        <table:table-row table:style-name="ro2">
          <table:table-cell table:number-columns-repeated="2"/>
          <table:table-cell table:formula="of:=[.C48]+0.1" office:value-type="float" office:value="4.5" calcext:value-type="float">
            <text:p>4,5</text:p>
          </table:table-cell>
          <table:table-cell table:formula="of:=[.$D$1]/(5/[.C49]-1)*0.001" office:value-type="float" office:value="99" calcext:value-type="float">
            <text:p>99,00</text:p>
          </table:table-cell>
          <table:table-cell table:number-columns-repeated="3"/>
          <table:table-cell table:style-name="ce2" table:formula="of:=[.$H$2] * [.$H$1] / ([.$H$2] + LOG([.D49]*1000/20000)*[.$H$1] ) - 273.16" office:value-type="float" office:value="10.2382386367583" calcext:value-type="float">
            <text:p>10,24</text:p>
          </table:table-cell>
        </table:table-row>
        <table:table-row table:style-name="ro2">
          <table:table-cell table:number-columns-repeated="2"/>
          <table:table-cell table:formula="of:=[.C49]+0.1" office:value-type="float" office:value="4.6" calcext:value-type="float">
            <text:p>4,6</text:p>
          </table:table-cell>
          <table:table-cell table:formula="of:=[.$D$1]/(5/[.C50]-1)*0.001" office:value-type="float" office:value="126.5" calcext:value-type="float">
            <text:p>126,50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style-name="ce2" table:formula="of:=[.$H$2] * [.$H$1] / ([.$H$2] + LOG([.D50]*1000/20000)*[.$H$1] ) - 273.16" office:value-type="float" office:value="8.10405191161681" calcext:value-type="float">
            <text:p>8,10</text:p>
          </table:table-cell>
        </table:table-row>
        <table:table-row table:style-name="ro2">
          <table:table-cell table:number-columns-repeated="2"/>
          <table:table-cell table:formula="of:=[.C50]+0.1" office:value-type="float" office:value="4.7" calcext:value-type="float">
            <text:p>4,7</text:p>
          </table:table-cell>
          <table:table-cell table:formula="of:=[.$D$1]/(5/[.C51]-1)*0.001" office:value-type="float" office:value="172.333333333333" calcext:value-type="float">
            <text:p>172,33</text:p>
          </table:table-cell>
          <table:table-cell table:number-columns-repeated="3"/>
          <table:table-cell table:style-name="ce2" table:formula="of:=[.$H$2] * [.$H$1] / ([.$H$2] + LOG([.D51]*1000/20000)*[.$H$1] ) - 273.16" office:value-type="float" office:value="5.45748093283777" calcext:value-type="float">
            <text:p>5,46</text:p>
          </table:table-cell>
        </table:table-row>
        <table:table-row table:style-name="ro2">
          <table:table-cell table:number-columns-repeated="2"/>
          <table:table-cell table:formula="of:=[.C51]+0.1" office:value-type="float" office:value="4.8" calcext:value-type="float">
            <text:p>4,8</text:p>
          </table:table-cell>
          <table:table-cell table:formula="of:=[.$D$1]/(5/[.C52]-1)*0.001" office:value-type="float" office:value="263.999999999998" calcext:value-type="float">
            <text:p>264,0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table:style-name="ce2" table:formula="of:=[.$H$2] * [.$H$1] / ([.$H$2] + LOG([.D52]*1000/20000)*[.$H$1] ) - 273.16" office:value-type="float" office:value="1.88728906441315" calcext:value-type="float">
            <text:p>1,89</text:p>
          </table:table-cell>
        </table:table-row>
        <table:table-row table:style-name="ro2">
          <table:table-cell table:number-columns-repeated="2"/>
          <table:table-cell table:formula="of:=[.C52]+0.1" office:value-type="float" office:value="4.9" calcext:value-type="float">
            <text:p>4,9</text:p>
          </table:table-cell>
          <table:table-cell table:formula="of:=[.$D$1]/(5/[.C53]-1)*0.001" office:value-type="float" office:value="538.999999999994" calcext:value-type="float">
            <text:p>539,00</text:p>
          </table:table-cell>
          <table:table-cell table:number-columns-repeated="3"/>
          <table:table-cell table:style-name="ce2" table:formula="of:=[.$H$2] * [.$H$1] / ([.$H$2] + LOG([.D53]*1000/20000)*[.$H$1] ) - 273.16" office:value-type="float" office:value="-3.8869444631078" calcext:value-type="float">
            <text:p>-3,89</text:p>
          </table:table-cell>
        </table:table-row>
        <table:table-row table:style-name="ro2">
          <table:table-cell table:number-columns-repeated="2"/>
          <table:table-cell office:value-type="float" office:value="4.995" calcext:value-type="float">
            <text:p>4,995</text:p>
          </table:table-cell>
          <table:table-cell table:formula="of:=[.$D$1]/(5/[.C54]-1)*0.001" office:value-type="float" office:value="10988.999999999" calcext:value-type="float">
            <text:p>10989,00</text:p>
          </table:table-cell>
          <table:table-cell table:number-columns-repeated="3"/>
          <table:table-cell table:style-name="ce2" table:formula="of:=[.$H$2] * [.$H$1] / ([.$H$2] + LOG([.D54]*1000/20000)*[.$H$1] ) - 273.16" office:value-type="float" office:value="-25.8201823487181" calcext:value-type="float">
            <text:p>-25,82</text:p>
          </table:table-cell>
        </table:table-row>
        <table:table-row table:style-name="ro1" table:number-rows-repeated="104852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TC20 test" table:style-name="ta1">
        <table:shapes>
          <draw:frame draw:z-index="0" draw:style-name="gr1" draw:text-style-name="P1" svg:width="159.99mm" svg:height="89.99mm" svg:x="210.62mm" svg:y="13.9mm">
            <loext:p draw:notify-on-update-of-ranges="'NTC20 test'.A5:'NTC20 test'.A17 'NTC20 test'.B3:'NTC20 test'.B3 'NTC20 test'.B5:'NTC20 test'.B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220.21mm" svg:y="108.19mm">
            <loext:p draw:notify-on-update-of-ranges="'NTC20 test'.C4:'NTC20 test'.C53 'NTC20 test'.D3:'NTC20 test'.D3 'NTC20 test'.D4:'NTC20 test'.D5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3" table:number-columns-repeated="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NTC 20</text:p>
          </table:table-cell>
          <table:table-cell table:number-columns-repeated="6"/>
          <table:table-cell office:value-type="float" office:value="298.16" calcext:value-type="float">
            <text:p>298,16</text:p>
          </table:table-cell>
        </table:table-row>
        <table:table-row table:style-name="ro1">
          <table:table-cell table:number-columns-repeated="7"/>
          <table:table-cell office:value-type="float" office:value="3976" calcext:value-type="float">
            <text:p>3976,00</text:p>
          </table:table-cell>
        </table:table-row>
        <table:table-row table:style-name="ro1">
          <table:table-cell office:value-type="string" calcext:value-type="string">
            <text:p>Temperatur [°C]</text:p>
          </table:table-cell>
          <table:table-cell office:value-type="string" calcext:value-type="string">
            <text:p>Widerstand [kOhm]</text:p>
          </table:table-cell>
          <table:table-cell office:value-type="string" calcext:value-type="string">
            <text:p>Spannung</text:p>
          </table:table-cell>
          <table:table-cell office:value-type="string" calcext:value-type="string">
            <text:p>Widerstand [kOhm]</text:p>
          </table:table-cell>
          <table:table-cell office:value-type="string" calcext:value-type="string">
            <text:p>Temperatur [°C]</text:p>
          </table:table-cell>
          <table:table-cell table:number-columns-repeated="2"/>
          <table:table-cell office:value-type="string" calcext:value-type="string">
            <text:p>Temperatur [°C] nach Formel</text:p>
          </table:table-cell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221.3" calcext:value-type="float">
            <text:p>221,3</text:p>
          </table:table-cell>
          <table:table-cell office:value-type="float" office:value="0.005" calcext:value-type="float">
            <text:p>0,005</text:p>
          </table:table-cell>
          <table:table-cell table:formula="of:=11000*(5/[.C4]-1)*0.001" office:value-type="float" office:value="10989" calcext:value-type="float">
            <text:p>10989,00</text:p>
          </table:table-cell>
          <table:table-cell table:number-columns-repeated="3"/>
          <table:table-cell table:style-name="ce2" table:formula="of:=[.$H$2] * [.$H$1] / ([.$H$2] + LOG([.D4]*1000/20000)*[.$H$1] ) - 273.16" office:value-type="float" office:value="-25.8201823487187" calcext:value-type="float">
            <text:p>-25,82</text:p>
          </table:table-cell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122.47" calcext:value-type="float">
            <text:p>122,47</text:p>
          </table:table-cell>
          <table:table-cell office:value-type="float" office:value="0.1" calcext:value-type="float">
            <text:p>0,1</text:p>
          </table:table-cell>
          <table:table-cell table:formula="of:=11000*(5/[.C5]-1)*0.001" office:value-type="float" office:value="539" calcext:value-type="float">
            <text:p>539,00</text:p>
          </table:table-cell>
          <table:table-cell table:number-columns-repeated="3"/>
          <table:table-cell table:style-name="ce2" table:formula="of:=[.$H$2] * [.$H$1] / ([.$H$2] + LOG([.D5]*1000/20000)*[.$H$1] ) - 273.16" office:value-type="float" office:value="-3.88694446310785" calcext:value-type="float">
            <text:p>-3,8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,2</text:p>
          </table:table-cell>
          <table:table-cell table:formula="of:=[.C5]+0.1" office:value-type="float" office:value="0.2" calcext:value-type="float">
            <text:p>0,2</text:p>
          </table:table-cell>
          <table:table-cell table:formula="of:=11000*(5/[.C6]-1)*0.001" office:value-type="float" office:value="264" calcext:value-type="float">
            <text:p>264,0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table:style-name="ce2" table:formula="of:=[.$H$2] * [.$H$1] / ([.$H$2] + LOG([.D6]*1000/20000)*[.$H$1] ) - 273.16" office:value-type="float" office:value="1.8872890644131" calcext:value-type="float">
            <text:p>1,8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1.56" calcext:value-type="float">
            <text:p>41,56</text:p>
          </table:table-cell>
          <table:table-cell table:formula="of:=[.C6]+0.1" office:value-type="float" office:value="0.3" calcext:value-type="float">
            <text:p>0,3</text:p>
          </table:table-cell>
          <table:table-cell table:formula="of:=11000*(5/[.C7]-1)*0.001" office:value-type="float" office:value="172.333333333333" calcext:value-type="float">
            <text:p>172,33</text:p>
          </table:table-cell>
          <table:table-cell table:number-columns-repeated="3"/>
          <table:table-cell table:style-name="ce2" table:formula="of:=[.$H$2] * [.$H$1] / ([.$H$2] + LOG([.D7]*1000/20000)*[.$H$1] ) - 273.16" office:value-type="float" office:value="5.45748093283771" calcext:value-type="float">
            <text:p>5,4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5.35" calcext:value-type="float">
            <text:p>25,35</text:p>
          </table:table-cell>
          <table:table-cell table:formula="of:=[.C7]+0.1" office:value-type="float" office:value="0.4" calcext:value-type="float">
            <text:p>0,4</text:p>
          </table:table-cell>
          <table:table-cell table:formula="of:=11000*(5/[.C8]-1)*0.001" office:value-type="float" office:value="126.5" calcext:value-type="float">
            <text:p>126,50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style-name="ce2" table:formula="of:=[.$H$2] * [.$H$1] / ([.$H$2] + LOG([.D8]*1000/20000)*[.$H$1] ) - 273.16" office:value-type="float" office:value="8.10405191161681" calcext:value-type="float">
            <text:p>8,1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C8]+0.1" office:value-type="float" office:value="0.5" calcext:value-type="float">
            <text:p>0,5</text:p>
          </table:table-cell>
          <table:table-cell table:formula="of:=11000*(5/[.C9]-1)*0.001" office:value-type="float" office:value="99" calcext:value-type="float">
            <text:p>99,00</text:p>
          </table:table-cell>
          <table:table-cell table:number-columns-repeated="3"/>
          <table:table-cell table:style-name="ce2" table:formula="of:=[.$H$2] * [.$H$1] / ([.$H$2] + LOG([.D9]*1000/20000)*[.$H$1] ) - 273.16" office:value-type="float" office:value="10.2382386367583" calcext:value-type="float">
            <text:p>10,2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5.89" calcext:value-type="float">
            <text:p>15,89</text:p>
          </table:table-cell>
          <table:table-cell table:formula="of:=[.C9]+0.1" office:value-type="float" office:value="0.6" calcext:value-type="float">
            <text:p>0,6</text:p>
          </table:table-cell>
          <table:table-cell table:formula="of:=11000*(5/[.C10]-1)*0.001" office:value-type="float" office:value="80.6666666666667" calcext:value-type="float">
            <text:p>80,67</text:p>
          </table:table-cell>
          <table:table-cell table:number-columns-repeated="3"/>
          <table:table-cell table:style-name="ce2" table:formula="of:=[.$H$2] * [.$H$1] / ([.$H$2] + LOG([.D10]*1000/20000)*[.$H$1] ) - 273.16" office:value-type="float" office:value="12.0462963748682" calcext:value-type="float">
            <text:p>12,0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.21" calcext:value-type="float">
            <text:p>10,21</text:p>
          </table:table-cell>
          <table:table-cell table:formula="of:=[.C10]+0.1" office:value-type="float" office:value="0.7" calcext:value-type="float">
            <text:p>0,7</text:p>
          </table:table-cell>
          <table:table-cell table:formula="of:=11000*(5/[.C11]-1)*0.001" office:value-type="float" office:value="67.5714285714286" calcext:value-type="float">
            <text:p>67,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formula="of:=[.$H$2] * [.$H$1] / ([.$H$2] + LOG([.D11]*1000/20000)*[.$H$1] ) - 273.16" office:value-type="float" office:value="13.6289159489684" calcext:value-type="float">
            <text:p>13,6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.72" calcext:value-type="float">
            <text:p>6,72</text:p>
          </table:table-cell>
          <table:table-cell table:formula="of:=[.C11]+0.1" office:value-type="float" office:value="0.8" calcext:value-type="float">
            <text:p>0,8</text:p>
          </table:table-cell>
          <table:table-cell table:formula="of:=11000*(5/[.C12]-1)*0.001" office:value-type="float" office:value="57.75" calcext:value-type="float">
            <text:p>57,75</text:p>
          </table:table-cell>
          <table:table-cell table:number-columns-repeated="3"/>
          <table:table-cell table:style-name="ce2" table:formula="of:=[.$H$2] * [.$H$1] / ([.$H$2] + LOG([.D12]*1000/20000)*[.$H$1] ) - 273.16" office:value-type="float" office:value="15.0469136013799" calcext:value-type="float">
            <text:p>15,0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.52" calcext:value-type="float">
            <text:p>4,52</text:p>
          </table:table-cell>
          <table:table-cell table:formula="of:=[.C12]+0.1" office:value-type="float" office:value="0.9" calcext:value-type="float">
            <text:p>0,9</text:p>
          </table:table-cell>
          <table:table-cell table:formula="of:=11000*(5/[.C13]-1)*0.001" office:value-type="float" office:value="50.1111111111111" calcext:value-type="float">
            <text:p>50,11</text:p>
          </table:table-cell>
          <table:table-cell table:number-columns-repeated="3"/>
          <table:table-cell table:style-name="ce2" table:formula="of:=[.$H$2] * [.$H$1] / ([.$H$2] + LOG([.D13]*1000/20000)*[.$H$1] ) - 273.16" office:value-type="float" office:value="16.3399591223112" calcext:value-type="float">
            <text:p>16,3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.1" calcext:value-type="float">
            <text:p>3,1</text:p>
          </table:table-cell>
          <table:table-cell table:formula="of:=[.C13]+0.1" office:value-type="float" office:value="1" calcext:value-type="float">
            <text:p>1</text:p>
          </table:table-cell>
          <table:table-cell table:formula="of:=11000*(5/[.C14]-1)*0.001" office:value-type="float" office:value="44" calcext:value-type="float">
            <text:p>44,00</text:p>
          </table:table-cell>
          <table:table-cell table:number-columns-repeated="3"/>
          <table:table-cell table:style-name="ce2" table:formula="of:=[.$H$2] * [.$H$1] / ([.$H$2] + LOG([.D14]*1000/20000)*[.$H$1] ) - 273.16" office:value-type="float" office:value="17.5354478246205" calcext:value-type="float">
            <text:p>17,5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.12" calcext:value-type="float">
            <text:p>2,12</text:p>
          </table:table-cell>
          <table:table-cell table:formula="of:=[.C14]+0.1" office:value-type="float" office:value="1.1" calcext:value-type="float">
            <text:p>1,1</text:p>
          </table:table-cell>
          <table:table-cell table:formula="of:=11000*(5/[.C15]-1)*0.001" office:value-type="float" office:value="39" calcext:value-type="float">
            <text:p>39,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table:formula="of:=[.$H$2] * [.$H$1] / ([.$H$2] + LOG([.D15]*1000/20000)*[.$H$1] ) - 273.16" office:value-type="float" office:value="18.6531577823749" calcext:value-type="float">
            <text:p>18,6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.54" calcext:value-type="float">
            <text:p>1,54</text:p>
          </table:table-cell>
          <table:table-cell table:formula="of:=[.C15]+0.1" office:value-type="float" office:value="1.2" calcext:value-type="float">
            <text:p>1,2</text:p>
          </table:table-cell>
          <table:table-cell table:formula="of:=11000*(5/[.C16]-1)*0.001" office:value-type="float" office:value="34.8333333333333" calcext:value-type="float">
            <text:p>34,83</text:p>
          </table:table-cell>
          <table:table-cell table:number-columns-repeated="3"/>
          <table:table-cell table:style-name="ce2" table:formula="of:=[.$H$2] * [.$H$1] / ([.$H$2] + LOG([.D16]*1000/20000)*[.$H$1] ) - 273.16" office:value-type="float" office:value="19.7078907420974" calcext:value-type="float">
            <text:p>19,7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.12" calcext:value-type="float">
            <text:p>1,12</text:p>
          </table:table-cell>
          <table:table-cell table:formula="of:=[.C16]+0.1" office:value-type="float" office:value="1.3" calcext:value-type="float">
            <text:p>1,3</text:p>
          </table:table-cell>
          <table:table-cell table:formula="of:=11000*(5/[.C17]-1)*0.001" office:value-type="float" office:value="31.3076923076923" calcext:value-type="float">
            <text:p>31,31</text:p>
          </table:table-cell>
          <table:table-cell table:number-columns-repeated="3"/>
          <table:table-cell table:style-name="ce2" table:formula="of:=[.$H$2] * [.$H$1] / ([.$H$2] + LOG([.D17]*1000/20000)*[.$H$1] ) - 273.16" office:value-type="float" office:value="20.7110630254574" calcext:value-type="float">
            <text:p>20,71</text:p>
          </table:table-cell>
        </table:table-row>
        <table:table-row table:style-name="ro2">
          <table:table-cell table:number-columns-repeated="2"/>
          <table:table-cell table:formula="of:=[.C17]+0.1" office:value-type="float" office:value="1.4" calcext:value-type="float">
            <text:p>1,4</text:p>
          </table:table-cell>
          <table:table-cell table:formula="of:=11000*(5/[.C18]-1)*0.001" office:value-type="float" office:value="28.2857142857143" calcext:value-type="float">
            <text:p>28,29</text:p>
          </table:table-cell>
          <table:table-cell table:number-columns-repeated="3"/>
          <table:table-cell table:style-name="ce2" table:formula="of:=[.$H$2] * [.$H$1] / ([.$H$2] + LOG([.D18]*1000/20000)*[.$H$1] ) - 273.16" office:value-type="float" office:value="21.6717119850953" calcext:value-type="float">
            <text:p>21,67</text:p>
          </table:table-cell>
        </table:table-row>
        <table:table-row table:style-name="ro2">
          <table:table-cell table:number-columns-repeated="2"/>
          <table:table-cell table:formula="of:=[.C18]+0.1" office:value-type="float" office:value="1.5" calcext:value-type="float">
            <text:p>1,5</text:p>
          </table:table-cell>
          <table:table-cell table:formula="of:=11000*(5/[.C19]-1)*0.001" office:value-type="float" office:value="25.6666666666667" calcext:value-type="float">
            <text:p>25,6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" table:formula="of:=[.$H$2] * [.$H$1] / ([.$H$2] + LOG([.D19]*1000/20000)*[.$H$1] ) - 273.16" office:value-type="float" office:value="22.5971592088588" calcext:value-type="float">
            <text:p>22,60</text:p>
          </table:table-cell>
        </table:table-row>
        <table:table-row table:style-name="ro2">
          <table:table-cell table:number-columns-repeated="2"/>
          <table:table-cell table:formula="of:=[.C19]+0.1" office:value-type="float" office:value="1.6" calcext:value-type="float">
            <text:p>1,6</text:p>
          </table:table-cell>
          <table:table-cell table:formula="of:=11000*(5/[.C20]-1)*0.001" office:value-type="float" office:value="23.375" calcext:value-type="float">
            <text:p>23,38</text:p>
          </table:table-cell>
          <table:table-cell table:number-columns-repeated="3"/>
          <table:table-cell table:style-name="ce2" table:formula="of:=[.$H$2] * [.$H$1] / ([.$H$2] + LOG([.D20]*1000/20000)*[.$H$1] ) - 273.16" office:value-type="float" office:value="23.4934630426812" calcext:value-type="float">
            <text:p>23,49</text:p>
          </table:table-cell>
        </table:table-row>
        <table:table-row table:style-name="ro2">
          <table:table-cell table:number-columns-repeated="2"/>
          <table:table-cell table:formula="of:=[.C20]+0.1" office:value-type="float" office:value="1.7" calcext:value-type="float">
            <text:p>1,7</text:p>
          </table:table-cell>
          <table:table-cell table:formula="of:=11000*(5/[.C21]-1)*0.001" office:value-type="float" office:value="21.3529411764706" calcext:value-type="float">
            <text:p>21,35</text:p>
          </table:table-cell>
          <table:table-cell table:number-columns-repeated="3"/>
          <table:table-cell table:style-name="ce2" table:formula="of:=[.$H$2] * [.$H$1] / ([.$H$2] + LOG([.D21]*1000/20000)*[.$H$1] ) - 273.16" office:value-type="float" office:value="24.3657369824199" calcext:value-type="float">
            <text:p>24,37</text:p>
          </table:table-cell>
        </table:table-row>
        <table:table-row table:style-name="ro2">
          <table:table-cell table:number-columns-repeated="2"/>
          <table:table-cell table:formula="of:=[.C21]+0.1" office:value-type="float" office:value="1.8" calcext:value-type="float">
            <text:p>1,8</text:p>
          </table:table-cell>
          <table:table-cell table:formula="of:=11000*(5/[.C22]-1)*0.001" office:value-type="float" office:value="19.5555555555556" calcext:value-type="float">
            <text:p>19,56</text:p>
          </table:table-cell>
          <table:table-cell table:number-columns-repeated="3"/>
          <table:table-cell table:style-name="ce2" table:formula="of:=[.$H$2] * [.$H$1] / ([.$H$2] + LOG([.D22]*1000/20000)*[.$H$1] ) - 273.16" office:value-type="float" office:value="25.2183800359549" calcext:value-type="float">
            <text:p>25,22</text:p>
          </table:table-cell>
        </table:table-row>
        <table:table-row table:style-name="ro2">
          <table:table-cell table:number-columns-repeated="2"/>
          <table:table-cell table:formula="of:=[.C22]+0.1" office:value-type="float" office:value="1.9" calcext:value-type="float">
            <text:p>1,9</text:p>
          </table:table-cell>
          <table:table-cell table:formula="of:=11000*(5/[.C23]-1)*0.001" office:value-type="float" office:value="17.9473684210526" calcext:value-type="float">
            <text:p>17,95</text:p>
          </table:table-cell>
          <table:table-cell table:number-columns-repeated="3"/>
          <table:table-cell table:style-name="ce2" table:formula="of:=[.$H$2] * [.$H$1] / ([.$H$2] + LOG([.D23]*1000/20000)*[.$H$1] ) - 273.16" office:value-type="float" office:value="26.0552478576025" calcext:value-type="float">
            <text:p>26,06</text:p>
          </table:table-cell>
        </table:table-row>
        <table:table-row table:style-name="ro2">
          <table:table-cell table:number-columns-repeated="2"/>
          <table:table-cell table:formula="of:=[.C23]+0.1" office:value-type="float" office:value="2" calcext:value-type="float">
            <text:p>2</text:p>
          </table:table-cell>
          <table:table-cell table:formula="of:=11000*(5/[.C24]-1)*0.001" office:value-type="float" office:value="16.5" calcext:value-type="float">
            <text:p>16,50</text:p>
          </table:table-cell>
          <table:table-cell table:number-columns-repeated="3"/>
          <table:table-cell table:style-name="ce2" table:formula="of:=[.$H$2] * [.$H$1] / ([.$H$2] + LOG([.D24]*1000/20000)*[.$H$1] ) - 273.16" office:value-type="float" office:value="26.8797832531566" calcext:value-type="float">
            <text:p>26,88</text:p>
          </table:table-cell>
        </table:table-row>
        <table:table-row table:style-name="ro2">
          <table:table-cell table:number-columns-repeated="2"/>
          <table:table-cell table:formula="of:=[.C24]+0.1" office:value-type="float" office:value="2.1" calcext:value-type="float">
            <text:p>2,1</text:p>
          </table:table-cell>
          <table:table-cell table:formula="of:=11000*(5/[.C25]-1)*0.001" office:value-type="float" office:value="15.1904761904762" calcext:value-type="float">
            <text:p>15,1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2" table:formula="of:=[.$H$2] * [.$H$1] / ([.$H$2] + LOG([.D25]*1000/20000)*[.$H$1] ) - 273.16" office:value-type="float" office:value="27.6951184428028" calcext:value-type="float">
            <text:p>27,70</text:p>
          </table:table-cell>
        </table:table-row>
        <table:table-row table:style-name="ro2">
          <table:table-cell table:number-columns-repeated="2"/>
          <table:table-cell table:formula="of:=[.C25]+0.1" office:value-type="float" office:value="2.2" calcext:value-type="float">
            <text:p>2,2</text:p>
          </table:table-cell>
          <table:table-cell table:formula="of:=11000*(5/[.C26]-1)*0.001" office:value-type="float" office:value="14" calcext:value-type="float">
            <text:p>14,00</text:p>
          </table:table-cell>
          <table:table-cell table:number-columns-repeated="3"/>
          <table:table-cell table:style-name="ce2" table:formula="of:=[.$H$2] * [.$H$1] / ([.$H$2] + LOG([.D26]*1000/20000)*[.$H$1] ) - 273.16" office:value-type="float" office:value="28.5041575908011" calcext:value-type="float">
            <text:p>28,50</text:p>
          </table:table-cell>
        </table:table-row>
        <table:table-row table:style-name="ro2">
          <table:table-cell table:number-columns-repeated="2"/>
          <table:table-cell table:formula="of:=[.C26]+0.1" office:value-type="float" office:value="2.3" calcext:value-type="float">
            <text:p>2,3</text:p>
          </table:table-cell>
          <table:table-cell table:formula="of:=11000*(5/[.C27]-1)*0.001" office:value-type="float" office:value="12.9130434782609" calcext:value-type="float">
            <text:p>12,91</text:p>
          </table:table-cell>
          <table:table-cell table:number-columns-repeated="3"/>
          <table:table-cell table:style-name="ce2" table:formula="of:=[.$H$2] * [.$H$1] / ([.$H$2] + LOG([.D27]*1000/20000)*[.$H$1] ) - 273.16" office:value-type="float" office:value="29.3096456441729" calcext:value-type="float">
            <text:p>29,31</text:p>
          </table:table-cell>
        </table:table-row>
        <table:table-row table:style-name="ro2">
          <table:table-cell table:number-columns-repeated="2"/>
          <table:table-cell table:formula="of:=[.C27]+0.1" office:value-type="float" office:value="2.4" calcext:value-type="float">
            <text:p>2,4</text:p>
          </table:table-cell>
          <table:table-cell table:formula="of:=11000*(5/[.C28]-1)*0.001" office:value-type="float" office:value="11.9166666666667" calcext:value-type="float">
            <text:p>11,92</text:p>
          </table:table-cell>
          <table:table-cell table:number-columns-repeated="3"/>
          <table:table-cell table:style-name="ce2" table:formula="of:=[.$H$2] * [.$H$1] / ([.$H$2] + LOG([.D28]*1000/20000)*[.$H$1] ) - 273.16" office:value-type="float" office:value="30.1142279411529" calcext:value-type="float">
            <text:p>30,11</text:p>
          </table:table-cell>
        </table:table-row>
        <table:table-row table:style-name="ro2">
          <table:table-cell table:number-columns-repeated="2"/>
          <table:table-cell table:formula="of:=[.C28]+0.1" office:value-type="float" office:value="2.5" calcext:value-type="float">
            <text:p>2,5</text:p>
          </table:table-cell>
          <table:table-cell table:formula="of:=11000*(5/[.C29]-1)*0.001" office:value-type="float" office:value="11" calcext:value-type="float">
            <text:p>11,00</text:p>
          </table:table-cell>
          <table:table-cell table:number-columns-repeated="3"/>
          <table:table-cell table:style-name="ce2" table:formula="of:=[.$H$2] * [.$H$1] / ([.$H$2] + LOG([.D29]*1000/20000)*[.$H$1] ) - 273.16" office:value-type="float" office:value="30.9205040465155" calcext:value-type="float">
            <text:p>30,92</text:p>
          </table:table-cell>
        </table:table-row>
        <table:table-row table:style-name="ro2">
          <table:table-cell table:number-columns-repeated="2"/>
          <table:table-cell table:formula="of:=[.C29]+0.1" office:value-type="float" office:value="2.6" calcext:value-type="float">
            <text:p>2,6</text:p>
          </table:table-cell>
          <table:table-cell table:formula="of:=11000*(5/[.C30]-1)*0.001" office:value-type="float" office:value="10.1538461538461" calcext:value-type="float">
            <text:p>10,1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" table:formula="of:=[.$H$2] * [.$H$1] / ([.$H$2] + LOG([.D30]*1000/20000)*[.$H$1] ) - 273.16" office:value-type="float" office:value="31.7310786645246" calcext:value-type="float">
            <text:p>31,73</text:p>
          </table:table-cell>
        </table:table-row>
        <table:table-row table:style-name="ro2">
          <table:table-cell table:number-columns-repeated="2"/>
          <table:table-cell table:formula="of:=[.C30]+0.1" office:value-type="float" office:value="2.7" calcext:value-type="float">
            <text:p>2,7</text:p>
          </table:table-cell>
          <table:table-cell table:formula="of:=11000*(5/[.C31]-1)*0.001" office:value-type="float" office:value="9.37037037037036" calcext:value-type="float">
            <text:p>9,37</text:p>
          </table:table-cell>
          <table:table-cell table:number-columns-repeated="2"/>
          <table:table-cell office:value-type="string" calcext:value-type="string">
            <text:p>Max. Auflösung [°C]</text:p>
          </table:table-cell>
          <table:table-cell table:style-name="ce2" table:formula="of:=[.$H$2] * [.$H$1] / ([.$H$2] + LOG([.D31]*1000/20000)*[.$H$1] ) - 273.16" office:value-type="float" office:value="32.5486121680116" calcext:value-type="float">
            <text:p>32,55</text:p>
          </table:table-cell>
        </table:table-row>
        <table:table-row table:style-name="ro2">
          <table:table-cell table:number-columns-repeated="2"/>
          <table:table-cell table:formula="of:=[.C31]+0.1" office:value-type="float" office:value="2.8" calcext:value-type="float">
            <text:p>2,8</text:p>
          </table:table-cell>
          <table:table-cell table:formula="of:=11000*(5/[.C32]-1)*0.001" office:value-type="float" office:value="8.64285714285713" calcext:value-type="float">
            <text:p>8,64</text:p>
          </table:table-cell>
          <table:table-cell/>
          <table:table-cell office:value-type="string" calcext:value-type="string">
            <text:p>Genauigkeit pro °C [V]</text:p>
          </table:table-cell>
          <table:table-cell/>
          <table:table-cell table:style-name="ce2" table:formula="of:=[.$H$2] * [.$H$1] / ([.$H$2] + LOG([.D32]*1000/20000)*[.$H$1] ) - 273.16" office:value-type="float" office:value="33.3758732116818" calcext:value-type="float">
            <text:p>33,38</text:p>
          </table:table-cell>
        </table:table-row>
        <table:table-row table:style-name="ro2">
          <table:table-cell table:number-columns-repeated="2"/>
          <table:table-cell table:formula="of:=[.C32]+0.1" office:value-type="float" office:value="2.9" calcext:value-type="float">
            <text:p>2,9</text:p>
          </table:table-cell>
          <table:table-cell table:formula="of:=11000*(5/[.C33]-1)*0.001" office:value-type="float" office:value="7.9655172413793" calcext:value-type="float">
            <text:p>7,97</text:p>
          </table:table-cell>
          <table:table-cell table:number-columns-repeated="3"/>
          <table:table-cell table:style-name="ce2" table:formula="of:=[.$H$2] * [.$H$1] / ([.$H$2] + LOG([.D33]*1000/20000)*[.$H$1] ) - 273.16" office:value-type="float" office:value="34.2157960550312" calcext:value-type="float">
            <text:p>34,22</text:p>
          </table:table-cell>
        </table:table-row>
        <table:table-row table:style-name="ro2">
          <table:table-cell table:number-columns-repeated="2"/>
          <table:table-cell table:formula="of:=[.C33]+0.1" office:value-type="float" office:value="3" calcext:value-type="float">
            <text:p>3</text:p>
          </table:table-cell>
          <table:table-cell table:formula="of:=11000*(5/[.C34]-1)*0.001" office:value-type="float" office:value="7.33333333333332" calcext:value-type="float">
            <text:p>7,33</text:p>
          </table:table-cell>
          <table:table-cell table:number-columns-repeated="3"/>
          <table:table-cell table:style-name="ce2" table:formula="of:=[.$H$2] * [.$H$1] / ([.$H$2] + LOG([.D34]*1000/20000)*[.$H$1] ) - 273.16" office:value-type="float" office:value="35.0715456253133" calcext:value-type="float">
            <text:p>35,07</text:p>
          </table:table-cell>
        </table:table-row>
        <table:table-row table:style-name="ro2">
          <table:table-cell table:number-columns-repeated="2"/>
          <table:table-cell table:formula="of:=[.C34]+0.1" office:value-type="float" office:value="3.1" calcext:value-type="float">
            <text:p>3,1</text:p>
          </table:table-cell>
          <table:table-cell table:formula="of:=11000*(5/[.C35]-1)*0.001" office:value-type="float" office:value="6.74193548387096" calcext:value-type="float">
            <text:p>6,74</text:p>
          </table:table-cell>
          <table:table-cell table:number-columns-repeated="3"/>
          <table:table-cell table:style-name="ce2" table:formula="of:=[.$H$2] * [.$H$1] / ([.$H$2] + LOG([.D35]*1000/20000)*[.$H$1] ) - 273.16" office:value-type="float" office:value="35.9465940621907" calcext:value-type="float">
            <text:p>35,95</text:p>
          </table:table-cell>
        </table:table-row>
        <table:table-row table:style-name="ro2">
          <table:table-cell table:number-columns-repeated="2"/>
          <table:table-cell table:formula="of:=[.C35]+0.1" office:value-type="float" office:value="3.2" calcext:value-type="float">
            <text:p>3,2</text:p>
          </table:table-cell>
          <table:table-cell table:formula="of:=11000*(5/[.C36]-1)*0.001" office:value-type="float" office:value="6.18749999999999" calcext:value-type="float">
            <text:p>6,19</text:p>
          </table:table-cell>
          <table:table-cell table:number-columns-repeated="3"/>
          <table:table-cell table:style-name="ce2" table:formula="of:=[.$H$2] * [.$H$1] / ([.$H$2] + LOG([.D36]*1000/20000)*[.$H$1] ) - 273.16" office:value-type="float" office:value="36.8448136123607" calcext:value-type="float">
            <text:p>36,84</text:p>
          </table:table-cell>
        </table:table-row>
        <table:table-row table:style-name="ro2">
          <table:table-cell table:number-columns-repeated="2"/>
          <table:table-cell table:formula="of:=[.C36]+0.1" office:value-type="float" office:value="3.3" calcext:value-type="float">
            <text:p>3,3</text:p>
          </table:table-cell>
          <table:table-cell table:formula="of:=11000*(5/[.C37]-1)*0.001" office:value-type="float" office:value="5.66666666666666" calcext:value-type="float">
            <text:p>5,67</text:p>
          </table:table-cell>
          <table:table-cell table:number-columns-repeated="3"/>
          <table:table-cell table:style-name="ce2" table:formula="of:=[.$H$2] * [.$H$1] / ([.$H$2] + LOG([.D37]*1000/20000)*[.$H$1] ) - 273.16" office:value-type="float" office:value="37.7705924705158" calcext:value-type="float">
            <text:p>37,77</text:p>
          </table:table-cell>
        </table:table-row>
        <table:table-row table:style-name="ro2">
          <table:table-cell table:number-columns-repeated="2"/>
          <table:table-cell table:formula="of:=[.C37]+0.1" office:value-type="float" office:value="3.4" calcext:value-type="float">
            <text:p>3,4</text:p>
          </table:table-cell>
          <table:table-cell table:formula="of:=11000*(5/[.C38]-1)*0.001" office:value-type="float" office:value="5.17647058823529" calcext:value-type="float">
            <text:p>5,18</text:p>
          </table:table-cell>
          <table:table-cell table:number-columns-repeated="3"/>
          <table:table-cell table:style-name="ce2" table:formula="of:=[.$H$2] * [.$H$1] / ([.$H$2] + LOG([.D38]*1000/20000)*[.$H$1] ) - 273.16" office:value-type="float" office:value="38.728982802017" calcext:value-type="float">
            <text:p>38,73</text:p>
          </table:table-cell>
        </table:table-row>
        <table:table-row table:style-name="ro2">
          <table:table-cell table:number-columns-repeated="2"/>
          <table:table-cell table:formula="of:=[.C38]+0.1" office:value-type="float" office:value="3.5" calcext:value-type="float">
            <text:p>3,5</text:p>
          </table:table-cell>
          <table:table-cell table:formula="of:=11000*(5/[.C39]-1)*0.001" office:value-type="float" office:value="4.71428571428571" calcext:value-type="float">
            <text:p>4,71</text:p>
          </table:table-cell>
          <table:table-cell/>
          <table:table-cell table:formula="of:=0.7/10" office:value-type="float" office:value="0.07" calcext:value-type="float">
            <text:p>0,07</text:p>
          </table:table-cell>
          <table:table-cell/>
          <table:table-cell table:style-name="ce2" table:formula="of:=[.$H$2] * [.$H$1] / ([.$H$2] + LOG([.D39]*1000/20000)*[.$H$1] ) - 273.16" office:value-type="float" office:value="39.7258942512985" calcext:value-type="float">
            <text:p>39,73</text:p>
          </table:table-cell>
        </table:table-row>
        <table:table-row table:style-name="ro2">
          <table:table-cell table:number-columns-repeated="2"/>
          <table:table-cell table:formula="of:=[.C39]+0.1" office:value-type="float" office:value="3.6" calcext:value-type="float">
            <text:p>3,6</text:p>
          </table:table-cell>
          <table:table-cell table:formula="of:=11000*(5/[.C40]-1)*0.001" office:value-type="float" office:value="4.27777777777777" calcext:value-type="float">
            <text:p>4,28</text:p>
          </table:table-cell>
          <table:table-cell table:number-columns-repeated="3"/>
          <table:table-cell table:style-name="ce2" table:formula="of:=[.$H$2] * [.$H$1] / ([.$H$2] + LOG([.D40]*1000/20000)*[.$H$1] ) - 273.16" office:value-type="float" office:value="40.7683526244687" calcext:value-type="float">
            <text:p>40,77</text:p>
          </table:table-cell>
        </table:table-row>
        <table:table-row table:style-name="ro2">
          <table:table-cell table:number-columns-repeated="2"/>
          <table:table-cell table:formula="of:=[.C40]+0.1" office:value-type="float" office:value="3.7" calcext:value-type="float">
            <text:p>3,7</text:p>
          </table:table-cell>
          <table:table-cell table:formula="of:=11000*(5/[.C41]-1)*0.001" office:value-type="float" office:value="3.86486486486486" calcext:value-type="float">
            <text:p>3,86</text:p>
          </table:table-cell>
          <table:table-cell table:number-columns-repeated="3"/>
          <table:table-cell table:style-name="ce2" table:formula="of:=[.$H$2] * [.$H$1] / ([.$H$2] + LOG([.D41]*1000/20000)*[.$H$1] ) - 273.16" office:value-type="float" office:value="41.8648536902201" calcext:value-type="float">
            <text:p>41,86</text:p>
          </table:table-cell>
        </table:table-row>
        <table:table-row table:style-name="ro2">
          <table:table-cell table:number-columns-repeated="2"/>
          <table:table-cell table:formula="of:=[.C41]+0.1" office:value-type="float" office:value="3.8" calcext:value-type="float">
            <text:p>3,8</text:p>
          </table:table-cell>
          <table:table-cell table:formula="of:=11000*(5/[.C42]-1)*0.001" office:value-type="float" office:value="3.47368421052631" calcext:value-type="float">
            <text:p>3,47</text:p>
          </table:table-cell>
          <table:table-cell table:number-columns-repeated="3"/>
          <table:table-cell table:style-name="ce2" table:formula="of:=[.$H$2] * [.$H$1] / ([.$H$2] + LOG([.D42]*1000/20000)*[.$H$1] ) - 273.16" office:value-type="float" office:value="43.0258589907009" calcext:value-type="float">
            <text:p>43,03</text:p>
          </table:table-cell>
        </table:table-row>
        <table:table-row table:style-name="ro2">
          <table:table-cell table:number-columns-repeated="2"/>
          <table:table-cell table:formula="of:=[.C42]+0.1" office:value-type="float" office:value="3.9" calcext:value-type="float">
            <text:p>3,9</text:p>
          </table:table-cell>
          <table:table-cell table:formula="of:=11000*(5/[.C43]-1)*0.001" office:value-type="float" office:value="3.10256410256409" calcext:value-type="float">
            <text:p>3,10</text:p>
          </table:table-cell>
          <table:table-cell office:value-type="float" office:value="70" calcext:value-type="float">
            <text:p>70</text:p>
          </table:table-cell>
          <table:table-cell table:formula="of:=0.4/10"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table:style-name="ce2" table:formula="of:=[.$H$2] * [.$H$1] / ([.$H$2] + LOG([.D43]*1000/20000)*[.$H$1] ) - 273.16" office:value-type="float" office:value="44.2645095068502" calcext:value-type="float">
            <text:p>44,26</text:p>
          </table:table-cell>
        </table:table-row>
        <table:table-row table:style-name="ro2">
          <table:table-cell table:number-columns-repeated="2"/>
          <table:table-cell table:formula="of:=[.C43]+0.1" office:value-type="float" office:value="4" calcext:value-type="float">
            <text:p>4</text:p>
          </table:table-cell>
          <table:table-cell table:formula="of:=11000*(5/[.C44]-1)*0.001" office:value-type="float" office:value="2.75" calcext:value-type="float">
            <text:p>2,75</text:p>
          </table:table-cell>
          <table:table-cell table:number-columns-repeated="3"/>
          <table:table-cell table:style-name="ce2" table:formula="of:=[.$H$2] * [.$H$1] / ([.$H$2] + LOG([.D44]*1000/20000)*[.$H$1] ) - 273.16" office:value-type="float" office:value="45.5976844403742" calcext:value-type="float">
            <text:p>45,60</text:p>
          </table:table-cell>
        </table:table-row>
        <table:table-row table:style-name="ro2">
          <table:table-cell table:number-columns-repeated="2"/>
          <table:table-cell table:formula="of:=[.C44]+0.1" office:value-type="float" office:value="4.1" calcext:value-type="float">
            <text:p>4,1</text:p>
          </table:table-cell>
          <table:table-cell table:formula="of:=11000*(5/[.C45]-1)*0.001" office:value-type="float" office:value="2.41463414634146" calcext:value-type="float">
            <text:p>2,41</text:p>
          </table:table-cell>
          <table:table-cell table:number-columns-repeated="3"/>
          <table:table-cell table:style-name="ce2" table:formula="of:=[.$H$2] * [.$H$1] / ([.$H$2] + LOG([.D45]*1000/20000)*[.$H$1] ) - 273.16" office:value-type="float" office:value="47.0476279266428" calcext:value-type="float">
            <text:p>47,05</text:p>
          </table:table-cell>
        </table:table-row>
        <table:table-row table:style-name="ro2">
          <table:table-cell table:number-columns-repeated="2"/>
          <table:table-cell table:formula="of:=[.C45]+0.1" office:value-type="float" office:value="4.2" calcext:value-type="float">
            <text:p>4,2</text:p>
          </table:table-cell>
          <table:table-cell table:formula="of:=11000*(5/[.C46]-1)*0.001" office:value-type="float" office:value="2.09523809523809" calcext:value-type="float">
            <text:p>2,10</text:p>
          </table:table-cell>
          <table:table-cell table:number-columns-repeated="3"/>
          <table:table-cell table:style-name="ce2" table:formula="of:=[.$H$2] * [.$H$1] / ([.$H$2] + LOG([.D46]*1000/20000)*[.$H$1] ) - 273.16" office:value-type="float" office:value="48.6445538529929" calcext:value-type="float">
            <text:p>48,64</text:p>
          </table:table-cell>
        </table:table-row>
        <table:table-row table:style-name="ro2">
          <table:table-cell table:number-columns-repeated="2"/>
          <table:table-cell table:formula="of:=[.C46]+0.1" office:value-type="float" office:value="4.3" calcext:value-type="float">
            <text:p>4,3</text:p>
          </table:table-cell>
          <table:table-cell table:formula="of:=11000*(5/[.C47]-1)*0.001" office:value-type="float" office:value="1.7906976744186" calcext:value-type="float">
            <text:p>1,79</text:p>
          </table:table-cell>
          <table:table-cell table:number-columns-repeated="3"/>
          <table:table-cell table:style-name="ce2" table:formula="of:=[.$H$2] * [.$H$1] / ([.$H$2] + LOG([.D47]*1000/20000)*[.$H$1] ) - 273.16" office:value-type="float" office:value="50.4310307978816" calcext:value-type="float">
            <text:p>50,43</text:p>
          </table:table-cell>
        </table:table-row>
        <table:table-row table:style-name="ro2">
          <table:table-cell table:number-columns-repeated="2"/>
          <table:table-cell table:formula="of:=[.C47]+0.1" office:value-type="float" office:value="4.4" calcext:value-type="float">
            <text:p>4,4</text:p>
          </table:table-cell>
          <table:table-cell table:formula="of:=11000*(5/[.C48]-1)*0.001" office:value-type="float" office:value="1.5" calcext:value-type="float">
            <text:p>1,50</text:p>
          </table:table-cell>
          <table:table-cell table:number-columns-repeated="3"/>
          <table:table-cell table:style-name="ce2" table:formula="of:=[.$H$2] * [.$H$1] / ([.$H$2] + LOG([.D48]*1000/20000)*[.$H$1] ) - 273.16" office:value-type="float" office:value="52.4698359735012" calcext:value-type="float">
            <text:p>52,47</text:p>
          </table:table-cell>
        </table:table-row>
        <table:table-row table:style-name="ro2">
          <table:table-cell table:number-columns-repeated="2"/>
          <table:table-cell table:formula="of:=[.C48]+0.1" office:value-type="float" office:value="4.5" calcext:value-type="float">
            <text:p>4,5</text:p>
          </table:table-cell>
          <table:table-cell table:formula="of:=11000*(5/[.C49]-1)*0.001" office:value-type="float" office:value="1.22222222222222" calcext:value-type="float">
            <text:p>1,2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" table:formula="of:=[.$H$2] * [.$H$1] / ([.$H$2] + LOG([.D49]*1000/20000)*[.$H$1] ) - 273.16" office:value-type="float" office:value="54.859184338287" calcext:value-type="float">
            <text:p>54,86</text:p>
          </table:table-cell>
        </table:table-row>
        <table:table-row table:style-name="ro2">
          <table:table-cell table:number-columns-repeated="2"/>
          <table:table-cell table:formula="of:=[.C49]+0.1" office:value-type="float" office:value="4.6" calcext:value-type="float">
            <text:p>4,6</text:p>
          </table:table-cell>
          <table:table-cell table:formula="of:=11000*(5/[.C50]-1)*0.001" office:value-type="float" office:value="0.956521739130437" calcext:value-type="float">
            <text:p>0,96</text:p>
          </table:table-cell>
          <table:table-cell table:number-columns-repeated="3"/>
          <table:table-cell table:style-name="ce2" table:formula="of:=[.$H$2] * [.$H$1] / ([.$H$2] + LOG([.D50]*1000/20000)*[.$H$1] ) - 273.16" office:value-type="float" office:value="57.7655522177006" calcext:value-type="float">
            <text:p>57,77</text:p>
          </table:table-cell>
        </table:table-row>
        <table:table-row table:style-name="ro2">
          <table:table-cell table:number-columns-repeated="2"/>
          <table:table-cell table:formula="of:=[.C50]+0.1" office:value-type="float" office:value="4.7" calcext:value-type="float">
            <text:p>4,7</text:p>
          </table:table-cell>
          <table:table-cell table:formula="of:=11000*(5/[.C51]-1)*0.001" office:value-type="float" office:value="0.70212765957447" calcext:value-type="float">
            <text:p>0,70</text:p>
          </table:table-cell>
          <table:table-cell table:number-columns-repeated="3"/>
          <table:table-cell table:style-name="ce2" table:formula="of:=[.$H$2] * [.$H$1] / ([.$H$2] + LOG([.D51]*1000/20000)*[.$H$1] ) - 273.16" office:value-type="float" office:value="61.5058193107888" calcext:value-type="float">
            <text:p>61,51</text:p>
          </table:table-cell>
        </table:table-row>
        <table:table-row table:style-name="ro2">
          <table:table-cell table:number-columns-repeated="2"/>
          <table:table-cell table:formula="of:=[.C51]+0.1" office:value-type="float" office:value="4.8" calcext:value-type="float">
            <text:p>4,8</text:p>
          </table:table-cell>
          <table:table-cell table:formula="of:=11000*(5/[.C52]-1)*0.001" office:value-type="float" office:value="0.458333333333337" calcext:value-type="float">
            <text:p>0,46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table:style-name="ce2" table:formula="of:=[.$H$2] * [.$H$1] / ([.$H$2] + LOG([.D52]*1000/20000)*[.$H$1] ) - 273.16" office:value-type="float" office:value="66.8063966678242" calcext:value-type="float">
            <text:p>66,81</text:p>
          </table:table-cell>
        </table:table-row>
        <table:table-row table:style-name="ro2">
          <table:table-cell table:number-columns-repeated="2"/>
          <table:table-cell table:formula="of:=[.C52]+0.1" office:value-type="float" office:value="4.9" calcext:value-type="float">
            <text:p>4,9</text:p>
          </table:table-cell>
          <table:table-cell table:formula="of:=11000*(5/[.C53]-1)*0.001" office:value-type="float" office:value="0.22448979591837" calcext:value-type="float">
            <text:p>0,22</text:p>
          </table:table-cell>
          <table:table-cell table:number-columns-repeated="3"/>
          <table:table-cell table:style-name="ce2" table:formula="of:=[.$H$2] * [.$H$1] / ([.$H$2] + LOG([.D53]*1000/20000)*[.$H$1] ) - 273.16" office:value-type="float" office:value="76.062589581254" calcext:value-type="float">
            <text:p>76,06</text:p>
          </table:table-cell>
        </table:table-row>
        <table:table-row table:style-name="ro2">
          <table:table-cell table:number-columns-repeated="2"/>
          <table:table-cell office:value-type="float" office:value="4.995" calcext:value-type="float">
            <text:p>4,995</text:p>
          </table:table-cell>
          <table:table-cell table:formula="of:=11000*(5/[.C54]-1)*0.001" office:value-type="float" office:value="0.011011011011012" calcext:value-type="float">
            <text:p>0,01</text:p>
          </table:table-cell>
          <table:table-cell table:number-columns-repeated="3"/>
          <table:table-cell table:style-name="ce2" table:formula="of:=[.$H$2] * [.$H$1] / ([.$H$2] + LOG([.D54]*1000/20000)*[.$H$1] ) - 273.16" office:value-type="float" office:value="121.444193243343" calcext:value-type="float">
            <text:p>121,44</text:p>
          </table:table-cell>
        </table:table-row>
        <table:table-row table:style-name="ro1" table:number-rows-repeated="104852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0:19:36.406000000</meta:creation-date>
    <dc:date>2017-01-07T22:46:53.947000000</dc:date>
    <meta:editing-duration>PT11H39M58S</meta:editing-duration>
    <meta:editing-cycles>20</meta:editing-cycles>
    <meta:generator>LibreOffice/5.1.2.2$Windows_X86_64 LibreOffice_project/d3bf12ecb743fc0d20e0be0c58ca359301eb705f</meta:generator>
    <meta:document-statistic meta:table-count="2" meta:cell-count="41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82cm" svg:y="4.203cm" style:legend-expansion="high" chart:style-name="ch2"/>
        <chart:plot-area chart:style-name="ch3" table:cell-range-address="'NTC20 ok'.A3:'NTC20 ok'.B3 'NTC20 ok'.A5:'NTC20 ok'.B17" chart:data-source-has-labels="row" svg:x="0.32cm" svg:y="0.18cm" svg:width="11.642cm" svg:height="8.64cm">
          <chartooo:coordinate-region svg:x="0.569cm" svg:y="0.377cm" svg:width="11.104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TC20 ok'.B5:'NTC20 ok'.B17" chart:label-cell-address="'NTC20 ok'.B3:'NTC20 ok'.B3" chart:class="chart:scatter">
            <chart:domain table:cell-range-address="'NTC20 ok'.A5:'NTC20 ok'.A17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Widerstand [kOhm]</text:p>
                <draw:g>
                  <svg:desc>'NTC20 ok'.B3:'NTC20 ok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'NTC20 ok'.A5:'NTC20 ok'.A17</svg:desc>
                </draw:g>
              </table:table-cell>
              <table:table-cell office:value-type="float" office:value="122.47">
                <text:p>122.47</text:p>
                <draw:g>
                  <svg:desc>'NTC20 ok'.B5:'NTC20 ok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1.56">
                <text:p>41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.12">
                <text:p>1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_64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82cm" svg:y="4.203cm" style:legend-expansion="high" chart:style-name="ch2"/>
        <chart:plot-area chart:style-name="ch3" table:cell-range-address="'NTC20 ok'.C3:'NTC20 ok'.D53" chart:data-source-has-labels="row" svg:x="0.32cm" svg:y="0.18cm" svg:width="11.642cm" svg:height="8.64cm">
          <chartooo:coordinate-region svg:x="1.619cm" svg:y="0.377cm" svg:width="10.246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TC20 ok'.D4:'NTC20 ok'.D53" chart:label-cell-address="'NTC20 ok'.D3:'NTC20 ok'.D3" chart:class="chart:scatter">
            <chart:domain table:cell-range-address="'NTC20 ok'.C4:'NTC20 ok'.C53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Widerstand [kOhm]</text:p>
                <draw:g>
                  <svg:desc>'NTC20 ok'.D3:'NTC20 ok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NTC20 ok'.C4:'NTC20 ok'.C53</svg:desc>
                </draw:g>
              </table:table-cell>
              <table:table-cell office:value-type="float" office:value="0.011011011011011">
                <text:p>0.011011011011011</text:p>
                <draw:g>
                  <svg:desc>'NTC20 ok'.D4:'NTC20 ok'.D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224489795918367">
                <text:p>0.224489795918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702127659574468">
                <text:p>0.702127659574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22222222222222">
                <text:p>1.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7906976744186">
                <text:p>1.7906976744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.09523809523809">
                <text:p>2.09523809523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.41463414634146">
                <text:p>2.41463414634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3.1025641025641">
                <text:p>3.10256410256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3.47368421052632">
                <text:p>3.47368421052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86486486486487">
                <text:p>3.864864864864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4.27777777777778">
                <text:p>4.2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5.1764705882353">
                <text:p>5.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6.1875">
                <text:p>6.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6.74193548387097">
                <text:p>6.741935483870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7.33333333333334">
                <text:p>7.33333333333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7.96551724137931">
                <text:p>7.965517241379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8.64285714285715">
                <text:p>8.642857142857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9.37037037037037">
                <text:p>9.37037037037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0.1538461538462">
                <text:p>10.15384615384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1.9166666666667">
                <text:p>11.91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2.9130434782609">
                <text:p>12.9130434782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5.1904761904762">
                <text:p>15.19047619047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7.9473684210527">
                <text:p>17.94736842105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9.5555555555556">
                <text:p>19.5555555555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21.3529411764706">
                <text:p>21.3529411764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23.375">
                <text:p>23.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28.2857142857143">
                <text:p>28.28571428571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31.3076923076924">
                <text:p>31.3076923076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34.8333333333334">
                <text:p>34.83333333333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39.0000000000001">
                <text:p>39.00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44.0000000000001">
                <text:p>44.000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50.1111111111112">
                <text:p>50.1111111111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57.7500000000001">
                <text:p>57.750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67.5714285714286">
                <text:p>67.5714285714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172.333333333333">
                <text:p>172.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263.999999999998">
                <text:p>263.9999999999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538.999999999994">
                <text:p>538.9999999999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_64 LibreOffice_project/d3bf12ecb743fc0d20e0be0c58ca359301eb705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82cm" svg:y="4.203cm" style:legend-expansion="high" chart:style-name="ch2"/>
        <chart:plot-area chart:style-name="ch3" table:cell-range-address="'NTC20 test'.A5:'NTC20 test'.B17 'NTC20 test'.B3:'NTC20 test'.B3" chart:data-source-has-labels="row" svg:x="0.32cm" svg:y="0.18cm" svg:width="11.642cm" svg:height="8.64cm">
          <chartooo:coordinate-region svg:x="0.569cm" svg:y="0.377cm" svg:width="11.104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TC20 test'.B5:'NTC20 test'.B17" chart:label-cell-address="'NTC20 test'.B3:'NTC20 test'.B3" chart:class="chart:scatter">
            <chart:domain table:cell-range-address="'NTC20 test'.A5:'NTC20 test'.A17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Widerstand [kOhm]</text:p>
                <draw:g>
                  <svg:desc>'NTC20 test'.B3:'NTC20 test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'NTC20 test'.A5:'NTC20 test'.A17</svg:desc>
                </draw:g>
              </table:table-cell>
              <table:table-cell office:value-type="float" office:value="122.47">
                <text:p>122.47</text:p>
                <draw:g>
                  <svg:desc>'NTC20 test'.B5:'NTC20 test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1.56">
                <text:p>41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.12">
                <text:p>1.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_64 LibreOffice_project/d3bf12ecb743fc0d20e0be0c58ca359301eb705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82cm" svg:y="4.203cm" style:legend-expansion="high" chart:style-name="ch2"/>
        <chart:plot-area chart:style-name="ch3" table:cell-range-address="'NTC20 test'.C4:'NTC20 test'.D53 'NTC20 test'.D3:'NTC20 test'.D3" chart:data-source-has-labels="row" svg:x="0.32cm" svg:y="0.18cm" svg:width="11.642cm" svg:height="8.64cm">
          <chartooo:coordinate-region svg:x="1.809cm" svg:y="0.377cm" svg:width="9.865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TC20 test'.D4:'NTC20 test'.D53" chart:label-cell-address="'NTC20 test'.D3:'NTC20 test'.D3" chart:class="chart:scatter">
            <chart:domain table:cell-range-address="'NTC20 test'.C4:'NTC20 test'.C53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Widerstand [kOhm]</text:p>
                <draw:g>
                  <svg:desc>'NTC20 test'.D3:'NTC20 test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NTC20 test'.C4:'NTC20 test'.C53</svg:desc>
                </draw:g>
              </table:table-cell>
              <table:table-cell office:value-type="float" office:value="10989">
                <text:p>10989</text:p>
                <draw:g>
                  <svg:desc>'NTC20 test'.D4:'NTC20 test'.D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72.333333333333">
                <text:p>172.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67.5714285714286">
                <text:p>67.5714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50.1111111111111">
                <text:p>50.1111111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34.8333333333333">
                <text:p>34.8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1.3076923076923">
                <text:p>31.3076923076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28.2857142857143">
                <text:p>28.28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23.375">
                <text:p>23.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1.3529411764706">
                <text:p>21.3529411764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9.5555555555556">
                <text:p>19.5555555555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7.9473684210526">
                <text:p>17.94736842105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5.1904761904762">
                <text:p>15.19047619047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2.9130434782609">
                <text:p>12.9130434782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1.9166666666667">
                <text:p>11.9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0.1538461538461">
                <text:p>10.15384615384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9.37037037037036">
                <text:p>9.370370370370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8.64285714285713">
                <text:p>8.642857142857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7.9655172413793">
                <text:p>7.9655172413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7.33333333333332">
                <text:p>7.33333333333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6.74193548387096">
                <text:p>6.74193548387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6.18749999999999">
                <text:p>6.1874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5.66666666666666">
                <text:p>5.66666666666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5.17647058823529">
                <text:p>5.176470588235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4.27777777777777">
                <text:p>4.27777777777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3.86486486486486">
                <text:p>3.864864864864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3.47368421052631">
                <text:p>3.473684210526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3.10256410256409">
                <text:p>3.102564102564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2.41463414634146">
                <text:p>2.414634146341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2.09523809523809">
                <text:p>2.09523809523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1.7906976744186">
                <text:p>1.7906976744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1.22222222222222">
                <text:p>1.222222222222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956521739130437">
                <text:p>0.956521739130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70212765957447">
                <text:p>0.702127659574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458333333333337">
                <text:p>0.4583333333333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22448979591837">
                <text:p>0.224489795918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_64 LibreOffice_project/d3bf12ecb743fc0d20e0be0c58ca359301eb705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32cm" svg:y="4.203cm" style:legend-expansion="high" chart:style-name="ch2"/>
        <chart:plot-area chart:style-name="ch3" table:cell-range-address="'NTC20 ok'.C3:'NTC20 ok'.C53 'NTC20 ok'.H3:'NTC20 ok'.H53" chart:data-source-has-labels="row" svg:x="0.32cm" svg:y="0.18cm" svg:width="10.192cm" svg:height="8.64cm">
          <chartooo:coordinate-region svg:x="1.545cm" svg:y="0.377cm" svg:width="8.796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TC20 ok'.H4:'NTC20 ok'.H53" chart:label-cell-address="'NTC20 ok'.H3:'NTC20 ok'.H3" chart:class="chart:scatter">
            <chart:domain table:cell-range-address="'NTC20 ok'.C4:'NTC20 ok'.C53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Temperatur [°C] nach Formel</text:p>
                <draw:g>
                  <svg:desc>'NTC20 ok'.H3:'NTC20 ok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NTC20 ok'.C4:'NTC20 ok'.C53</svg:desc>
                </draw:g>
              </table:table-cell>
              <table:table-cell office:value-type="float" office:value="121.444193243345">
                <text:p>121.444193243345</text:p>
                <draw:g>
                  <svg:desc>'NTC20 ok'.H4:'NTC20 ok'.H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76.0625895812543">
                <text:p>76.0625895812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66.8063966678244">
                <text:p>66.8063966678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61.5058193107889">
                <text:p>61.5058193107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57.7655522177006">
                <text:p>57.7655522177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54.859184338287">
                <text:p>54.859184338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52.4698359735012">
                <text:p>52.4698359735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50.4310307978816">
                <text:p>50.4310307978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8.6445538529929">
                <text:p>48.6445538529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47.0476279266428">
                <text:p>47.0476279266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5.5976844403741">
                <text:p>45.5976844403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4.2645095068502">
                <text:p>44.26450950685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3.0258589907008">
                <text:p>43.0258589907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41.8648536902201">
                <text:p>41.86485369022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40.7683526244687">
                <text:p>40.76835262446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9.7258942512985">
                <text:p>39.72589425129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8.728982802017">
                <text:p>38.728982802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37.7705924705158">
                <text:p>37.77059247051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36.8448136123607">
                <text:p>36.8448136123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35.9465940621907">
                <text:p>35.9465940621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35.0715456253133">
                <text:p>35.0715456253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34.2157960550312">
                <text:p>34.21579605503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33.3758732116818">
                <text:p>33.3758732116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32.5486121680116">
                <text:p>32.5486121680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31.7310786645246">
                <text:p>31.7310786645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30.9205040465155">
                <text:p>30.9205040465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30.1142279411529">
                <text:p>30.11422794115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29.3096456441729">
                <text:p>29.30964564417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28.5041575908011">
                <text:p>28.5041575908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27.6951184428028">
                <text:p>27.6951184428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26.8797832531566">
                <text:p>26.87978325315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26.0552478576025">
                <text:p>26.0552478576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25.2183800359549">
                <text:p>25.21838003595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24.3657369824199">
                <text:p>24.3657369824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23.4934630426812">
                <text:p>23.49346304268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22.5971592088588">
                <text:p>22.59715920885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21.6717119850952">
                <text:p>21.6717119850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20.7110630254574">
                <text:p>20.71106302545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9.7078907420974">
                <text:p>19.70789074209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8.6531577823748">
                <text:p>18.65315778237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7.5354478246204">
                <text:p>17.53544782462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6.3399591223112">
                <text:p>16.3399591223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15.0469136013799">
                <text:p>15.04691360137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13.6289159489684">
                <text:p>13.6289159489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12.0462963748682">
                <text:p>12.04629637486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10.2382386367583">
                <text:p>10.23823863675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8.10405191161681">
                <text:p>8.104051911616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5.45748093283777">
                <text:p>5.457480932837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1.88728906441315">
                <text:p>1.887289064413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-3.8869444631078">
                <text:p>-3.88694446310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_64 LibreOffice_project/d3bf12ecb743fc0d20e0be0c58ca359301eb705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